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ohit Hindi2" svg:font-family="'Lohit Hind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
    <style:style style:name="P3" style:family="paragraph" style:parent-style-name="Standard" style:list-style-name="">
      <style:paragraph-properties>
        <style:tab-stops>
          <style:tab-stop style:position="0cm"/>
          <style:tab-stop style:position="0.847cm"/>
          <style:tab-stop style:position="1.6cm"/>
          <style:tab-stop style:position="15.482cm" style:type="right" style:leader-style="dotted" style:leader-text="."/>
          <style:tab-stop style:position="15.499cm" style:type="right" style:leader-style="dotted" style:leader-text="."/>
        </style:tab-stops>
      </style:paragraph-properties>
    </style:style>
    <style:style style:name="P4" style:family="paragraph" style:parent-style-name="Standard">
      <style:text-properties style:language-asian="sk" style:country-asian="SK"/>
    </style:style>
    <style:style style:name="P5" style:family="paragraph" style:parent-style-name="Standard" style:list-style-name="WW8Num22"/>
    <style:style style:name="P6" style:family="paragraph" style:parent-style-name="Standard">
      <style:paragraph-properties fo:margin-left="0cm" fo:margin-right="0cm" fo:text-indent="0cm" style:auto-text-indent="false"/>
      <style:text-properties fo:font-weight="bold" style:font-weight-asian="bold"/>
    </style:style>
    <style:style style:name="P7" style:family="paragraph" style:parent-style-name="Standard" style:master-page-name="Standard">
      <style:paragraph-properties style:page-number="auto"/>
    </style:style>
    <style:style style:name="P8" style:family="paragraph" style:parent-style-name="Text_20_body" style:list-style-name="WW8Num69">
      <style:text-properties officeooo:paragraph-rsid="001bdb04"/>
    </style:style>
    <style:style style:name="P9" style:family="paragraph" style:parent-style-name="Text_20_body" style:list-style-name="WW8Num16"/>
    <style:style style:name="P10" style:family="paragraph" style:parent-style-name="Text_20_body">
      <style:text-properties style:language-asian="sk" style:country-asian="SK"/>
    </style:style>
    <style:style style:name="P11" style:family="paragraph" style:parent-style-name="Text_20_body" style:list-style-name="WW8Num41"/>
    <style:style style:name="P12" style:family="paragraph" style:parent-style-name="Text_20_body" style:list-style-name="WW8Num20"/>
    <style:style style:name="P13" style:family="paragraph" style:parent-style-name="Text_20_body" style:list-style-name="WW8Num43"/>
    <style:style style:name="P14" style:family="paragraph" style:parent-style-name="Text_20_body">
      <style:paragraph-properties fo:margin-top="0cm" fo:margin-bottom="0.212cm" style:contextual-spacing="false"/>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language="cs" fo:country="CZ"/>
    </style:style>
    <style:style style:name="P17" style:family="paragraph" style:parent-style-name="Heading_20_1">
      <style:paragraph-properties fo:margin-left="1.6cm" fo:margin-right="0cm" fo:line-height="150%" fo:keep-together="always" fo:orphans="2" fo:widows="2" fo:hyphenation-ladder-count="no-limit" fo:text-indent="-0.6cm" style:auto-text-indent="false"/>
      <style:text-properties fo:hyphenate="false" fo:hyphenation-remain-char-count="2" fo:hyphenation-push-char-count="2"/>
    </style:style>
    <style:style style:name="P18" style:family="paragraph" style:parent-style-name="Heading_20_1" style:master-page-name="Konvertovať_20_1">
      <style:paragraph-properties style:page-number="auto"/>
    </style:style>
    <style:style style:name="P19" style:family="paragraph" style:parent-style-name="Normální_20__28_web_29_">
      <style:paragraph-properties fo:margin-top="0.85cm" fo:margin-bottom="0.21cm" style:contextual-spacing="false" fo:line-height="115%" fo:text-align="center" style:justify-single-word="false"/>
      <style:text-properties style:font-name="Arial" fo:font-size="30pt" fo:font-weight="bold" style:font-size-asian="30pt" style:font-weight-asian="bold" style:font-name-complex="Arial" style:font-size-complex="30pt" style:font-weight-complex="bold"/>
    </style:style>
    <style:style style:name="P20" style:family="paragraph" style:parent-style-name="Odstavec_20_se_20_seznamem" style:list-style-name="WW8Num55"/>
    <style:style style:name="P21" style:family="paragraph" style:parent-style-name="Odstavec_20_se_20_seznamem" style:list-style-name="WW8Num68"/>
    <style:style style:name="P22" style:family="paragraph" style:parent-style-name="Odstavec_20_se_20_seznamem" style:list-style-name="WW8Num47"/>
    <style:style style:name="P23" style:family="paragraph" style:parent-style-name="Odstavec_20_se_20_seznamem" style:list-style-name="WW8Num39"/>
    <style:style style:name="P24" style:family="paragraph" style:parent-style-name="Odstavec_20_se_20_seznamem" style:list-style-name="WW8Num35"/>
    <style:style style:name="P25" style:family="paragraph" style:parent-style-name="Odstavec_20_se_20_seznamem" style:list-style-name="WW8Num19"/>
    <style:style style:name="P26" style:family="paragraph" style:parent-style-name="Odstavec_20_se_20_seznamem" style:list-style-name="WW8Num5"/>
    <style:style style:name="P27" style:family="paragraph" style:parent-style-name="Odstavec_20_se_20_seznamem" style:list-style-name="WW8Num52"/>
    <style:style style:name="P28" style:family="paragraph" style:parent-style-name="Odstavec_20_se_20_seznamem" style:list-style-name="WW8Num44"/>
    <style:style style:name="P29" style:family="paragraph" style:parent-style-name="Odstavec_20_se_20_seznamem" style:list-style-name="WW8Num14"/>
    <style:style style:name="P30" style:family="paragraph" style:parent-style-name="Odstavec_20_se_20_seznamem" style:list-style-name="WW8Num42"/>
    <style:style style:name="P31" style:family="paragraph" style:parent-style-name="Odstavec_20_se_20_seznamem" style:list-style-name="WW8Num7"/>
    <style:style style:name="P32" style:family="paragraph" style:parent-style-name="Odstavec_20_se_20_seznamem" style:list-style-name="WW8Num45"/>
    <style:style style:name="P33" style:family="paragraph" style:parent-style-name="Odstavec_20_se_20_seznamem" style:list-style-name="WW8Num59"/>
    <style:style style:name="P34" style:family="paragraph" style:parent-style-name="Odstavec_20_se_20_seznamem" style:list-style-name="WW8Num4"/>
    <style:style style:name="P35" style:family="paragraph" style:parent-style-name="Odstavec_20_se_20_seznamem" style:list-style-name="WW8Num34"/>
    <style:style style:name="P36" style:family="paragraph" style:parent-style-name="Odstavec_20_se_20_seznamem" style:list-style-name="WW8Num64"/>
    <style:style style:name="P37" style:family="paragraph" style:parent-style-name="Odstavec_20_se_20_seznamem" style:list-style-name="WW8Num30"/>
    <style:style style:name="P38" style:family="paragraph" style:parent-style-name="Odstavec_20_se_20_seznamem" style:list-style-name="WW8Num29"/>
    <style:style style:name="P39" style:family="paragraph" style:parent-style-name="Odstavec_20_se_20_seznamem" style:list-style-name="WW8Num22"/>
    <style:style style:name="P40" style:family="paragraph" style:parent-style-name="Odstavec_20_se_20_seznamem" style:list-style-name="WW8Num6"/>
    <style:style style:name="P41" style:family="paragraph" style:parent-style-name="Odstavec_20_se_20_seznamem" style:list-style-name="WW8Num56"/>
    <style:style style:name="P42" style:family="paragraph" style:parent-style-name="Odstavec_20_se_20_seznamem" style:list-style-name="WW8Num13"/>
    <style:style style:name="P43" style:family="paragraph" style:parent-style-name="Odstavec_20_se_20_seznamem" style:list-style-name="WW8Num37"/>
    <style:style style:name="P44" style:family="paragraph" style:parent-style-name="Odstavec_20_se_20_seznamem" style:list-style-name="WW8Num63"/>
    <style:style style:name="P45" style:family="paragraph" style:parent-style-name="Odstavec_20_se_20_seznamem" style:list-style-name="WW8Num33"/>
    <style:style style:name="P46" style:family="paragraph" style:parent-style-name="Odstavec_20_se_20_seznamem" style:list-style-name="WW8Num46"/>
    <style:style style:name="P47" style:family="paragraph" style:parent-style-name="Odstavec_20_se_20_seznamem" style:list-style-name="WW8Num60"/>
    <style:style style:name="P48" style:family="paragraph" style:parent-style-name="Odstavec_20_se_20_seznamem" style:list-style-name="WW8Num12"/>
    <style:style style:name="P49" style:family="paragraph" style:parent-style-name="Odstavec_20_se_20_seznamem" style:list-style-name="WW8Num53"/>
    <style:style style:name="P50" style:family="paragraph" style:parent-style-name="Odstavec_20_se_20_seznamem" style:list-style-name="WW8Num67"/>
    <style:style style:name="P51" style:family="paragraph" style:parent-style-name="Odstavec_20_se_20_seznamem" style:list-style-name="WW8Num10"/>
    <style:style style:name="P52" style:family="paragraph" style:parent-style-name="Odstavec_20_se_20_seznamem" style:list-style-name="WW8Num61"/>
    <style:style style:name="P53" style:family="paragraph" style:parent-style-name="Odstavec_20_se_20_seznamem" style:list-style-name="WW8Num49"/>
    <style:style style:name="P54" style:family="paragraph" style:parent-style-name="Odstavec_20_se_20_seznamem" style:list-style-name="WW8Num50"/>
    <style:style style:name="P55" style:family="paragraph" style:parent-style-name="Odstavec_20_se_20_seznamem" style:list-style-name="WW8Num15"/>
    <style:style style:name="P56" style:family="paragraph" style:parent-style-name="Odstavec_20_se_20_seznamem" style:list-style-name="WW8Num8"/>
    <style:style style:name="P57" style:family="paragraph" style:parent-style-name="Odstavec_20_se_20_seznamem" style:list-style-name="WW8Num18"/>
    <style:style style:name="P58" style:family="paragraph" style:parent-style-name="Odstavec_20_se_20_seznamem" style:list-style-name="WW8Num25"/>
    <style:style style:name="P59" style:family="paragraph" style:parent-style-name="Odstavec_20_se_20_seznamem" style:list-style-name="WW8Num36"/>
    <style:style style:name="P60" style:family="paragraph" style:parent-style-name="Odstavec_20_se_20_seznamem" style:list-style-name="WW8Num61">
      <style:text-properties style:language-asian="sk" style:country-asian="SK"/>
    </style:style>
    <style:style style:name="P61" style:family="paragraph" style:parent-style-name="Odstavec_20_se_20_seznamem" style:list-style-name="WW8Num58">
      <style:text-properties style:language-asian="sk" style:country-asian="SK"/>
    </style:style>
    <style:style style:name="P62" style:family="paragraph" style:parent-style-name="Odstavec_20_se_20_seznamem" style:list-style-name="WW8Num17">
      <style:text-properties style:language-asian="sk" style:country-asian="SK"/>
    </style:style>
    <style:style style:name="P63" style:family="paragraph" style:parent-style-name="Odstavec_20_se_20_seznamem" style:list-style-name="WW8Num36">
      <style:text-properties style:language-asian="sk" style:country-asian="SK"/>
    </style:style>
    <style:style style:name="P64" style:family="paragraph" style:parent-style-name="Odstavec_20_se_20_seznamem" style:list-style-name="WW8Num62">
      <style:text-properties style:language-asian="sk" style:country-asian="SK"/>
    </style:style>
    <style:style style:name="P65" style:family="paragraph" style:parent-style-name="Odstavec_20_se_20_seznamem" style:list-style-name="WW8Num66">
      <style:text-properties style:language-asian="sk" style:country-asian="SK"/>
    </style:style>
    <style:style style:name="P66" style:family="paragraph" style:parent-style-name="Odstavec_20_se_20_seznamem" style:list-style-name="WW8Num65">
      <style:text-properties style:language-asian="sk" style:country-asian="SK"/>
    </style:style>
    <style:style style:name="P67" style:family="paragraph" style:parent-style-name="Odstavec_20_se_20_seznamem" style:list-style-name="WW8Num9"/>
    <style:style style:name="P68" style:family="paragraph" style:parent-style-name="Odstavec_20_se_20_seznamem" style:list-style-name="WW8Num40"/>
    <style:style style:name="P69" style:family="paragraph" style:parent-style-name="Odstavec_20_se_20_seznamem" style:list-style-name="WW8Num23"/>
    <style:style style:name="P70" style:family="paragraph" style:parent-style-name="Odstavec_20_se_20_seznamem" style:list-style-name="WW8Num40">
      <style:text-properties fo:color="#000000" style:font-name-asian="Times New Roman" style:language-asian="sk" style:country-asian="SK" style:font-name-complex="Arial" style:font-size-complex="12pt"/>
    </style:style>
    <style:style style:name="P71" style:family="paragraph" style:parent-style-name="Odstavec_20_se_20_seznamem" style:list-style-name="WW8Num36">
      <style:text-properties fo:color="#000000" style:font-name-asian="Times New Roman" style:language-asian="sk" style:country-asian="SK" style:font-name-complex="Arial" style:font-size-complex="12pt"/>
    </style:style>
    <style:style style:name="P72" style:family="paragraph" style:parent-style-name="Odstavec_20_se_20_seznamem" style:list-style-name="WW8Num23">
      <style:text-properties fo:color="#000000" style:font-name-asian="Times New Roman" style:language-asian="sk" style:country-asian="SK" style:font-name-complex="Arial" style:font-size-complex="12pt"/>
    </style:style>
    <style:style style:name="P73" style:family="paragraph" style:parent-style-name="Odstavec_20_se_20_seznamem" style:list-style-name="WW8Num31">
      <style:text-properties fo:color="#000000" style:font-name-asian="Times New Roman" style:language-asian="sk" style:country-asian="SK" style:font-name-complex="Arial" style:font-size-complex="12pt"/>
    </style:style>
    <style:style style:name="P74" style:family="paragraph" style:parent-style-name="Odstavec_20_se_20_seznamem" style:list-style-name="WW8Num3">
      <style:text-properties fo:color="#000000" style:font-name-asian="Times New Roman" style:language-asian="sk" style:country-asian="SK" style:font-name-complex="Arial" style:font-size-complex="12pt"/>
    </style:style>
    <style:style style:name="P75" style:family="paragraph" style:parent-style-name="Odstavec_20_se_20_seznamem" style:list-style-name="WW8Num11"/>
    <style:style style:name="P76" style:family="paragraph" style:parent-style-name="Odstavec_20_se_20_seznamem" style:list-style-name="WW8Num38"/>
    <style:style style:name="P77" style:family="paragraph" style:parent-style-name="Odstavec_20_se_20_seznamem" style:list-style-name="WW8Num32"/>
    <style:style style:name="P78" style:family="paragraph" style:parent-style-name="Odstavec_20_se_20_seznamem" style:list-style-name="WW8Num28"/>
    <style:style style:name="P79" style:family="paragraph" style:parent-style-name="Odstavec_20_se_20_seznamem" style:list-style-name="WW8Num57"/>
    <style:style style:name="P80" style:family="paragraph" style:parent-style-name="Odstavec_20_se_20_seznamem" style:list-style-name="WW8Num26"/>
    <style:style style:name="P81" style:family="paragraph" style:parent-style-name="Odstavec_20_se_20_seznamem" style:list-style-name="WW8Num21"/>
    <style:style style:name="P82" style:family="paragraph" style:parent-style-name="Odstavec_20_se_20_seznamem" style:list-style-name="WW8Num48"/>
    <style:style style:name="P83" style:family="paragraph" style:parent-style-name="Odstavec_20_se_20_seznamem" style:list-style-name="WW8Num27"/>
    <style:style style:name="P84" style:family="paragraph" style:parent-style-name="Odstavec_20_se_20_seznamem" style:list-style-name="WW8Num51"/>
    <style:style style:name="P85" style:family="paragraph" style:parent-style-name="Odstavec_20_se_20_seznamem" style:list-style-name="WW8Num24"/>
    <style:style style:name="P86" style:family="paragraph" style:parent-style-name="Odstavec_20_se_20_seznamem" style:list-style-name="WW8Num54"/>
    <style:style style:name="P87" style:family="paragraph" style:parent-style-name="Odstavec_20_se_20_seznamem" style:list-style-name="WW8Num8">
      <style:paragraph-properties fo:margin-left="1.249cm" fo:margin-right="0cm" fo:text-indent="-0.635cm" style:auto-text-indent="false"/>
      <style:text-properties style:language-asian="sk" style:country-asian="SK"/>
    </style:style>
    <style:style style:name="P88" style:family="paragraph" style:parent-style-name="Contents_20_1">
      <style:paragraph-properties>
        <style:tab-stops>
          <style:tab-stop style:position="0cm"/>
          <style:tab-stop style:position="0.847cm"/>
          <style:tab-stop style:position="1.6cm"/>
          <style:tab-stop style:position="15.482cm" style:type="right" style:leader-style="dotted" style:leader-text="."/>
          <style:tab-stop style:position="15.499cm" style:type="right" style:leader-style="dotted" style:leader-text="."/>
        </style:tab-stops>
      </style:paragraph-properties>
    </style:style>
    <style:style style:name="P89" style:family="paragraph" style:parent-style-name="Contents_20_2">
      <style:paragraph-properties>
        <style:tab-stops>
          <style:tab-stop style:position="0cm"/>
          <style:tab-stop style:position="1.552cm"/>
          <style:tab-stop style:position="15.482cm" style:type="right" style:leader-style="dotted" style:leader-text="."/>
          <style:tab-stop style:position="15.499cm" style:type="right" style:leader-style="dotted" style:leader-text="."/>
        </style:tab-stops>
      </style:paragraph-properties>
    </style:style>
    <style:style style:name="P90" style:family="paragraph" style:parent-style-name="Contents_20_3">
      <style:paragraph-properties>
        <style:tab-stops>
          <style:tab-stop style:position="0cm"/>
          <style:tab-stop style:position="2.328cm"/>
          <style:tab-stop style:position="15.482cm" style:type="right" style:leader-style="dotted" style:leader-text="."/>
          <style:tab-stop style:position="15.499cm" style:type="right" style:leader-style="dotted" style:leader-text="."/>
        </style:tab-stops>
      </style:paragraph-properties>
    </style:style>
    <style:style style:name="P91" style:family="paragraph" style:parent-style-name="Footer">
      <style:paragraph-properties fo:text-align="end" style:justify-single-word="false"/>
    </style:style>
    <style:style style:name="T1" style:family="text">
      <style:text-properties fo:language="cs" fo:country="CZ"/>
    </style:style>
    <style:style style:name="T2" style:family="text">
      <style:text-properties style:language-asian="sk" style:country-asian="SK"/>
    </style:style>
    <style:style style:name="T3" style:family="text">
      <style:text-properties style:font-name-asian="Arial"/>
    </style:style>
    <style:style style:name="T4" style:family="text">
      <style:text-properties fo:color="#000000" style:font-name-asian="Times New Roman" style:language-asian="sk" style:country-asian="SK" style:font-name-complex="Arial" style:font-size-complex="12pt"/>
    </style:style>
    <style:style style:name="T5" style:family="text">
      <style:text-properties fo:font-weight="bold" style:font-weight-asian="bold" style:font-size-complex="12pt" style:font-weight-complex="bold"/>
    </style:style>
    <style:style style:name="T6" style:family="text">
      <style:text-properties officeooo:rsid="001bdb04"/>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Detailný návrh služby<text:line-break/>DRU - Aukcia</text:p>
      <text:p text:style-name="P6"/>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ypracoval: <text:s/>Roman Mátyus</text:p>
      <text:h text:style-name="P16" text:outline-level="1"><text:bookmark-start text:name="__RefHeading__206_39072922"/><text:bookmark text:name="__RefHeading__162_598692215"/><text:bookmark text:name="__RefHeading__183_1692782832"/><text:bookmark text:name="__RefHeading__121_173795251"/>Obsah<text:bookmark-end text:name="__RefHeading__206_39072922"/></text:h>
      <text:table-of-content text:style-name="Sect1" text:name="Obsah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0.847cm" style:leader-char=" " style:with-tab="false"/>
            <text:index-entry-tab-stop style:type="left" style:position="1.6cm" style:leader-char=" " style:with-tab="false"/>
            <text:index-entry-tab-stop style:type="left" style:position="15.482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1.552cm" style:leader-char=" " style:with-tab="false"/>
            <text:index-entry-tab-stop style:type="left" style:position="15.482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2.328cm" style:leader-char=" " style:with-tab="false"/>
            <text:index-entry-tab-stop style:type="left" style:position="15.482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
            <text:index-source-style text:style-name="Contents_20_Heading"/>
          </text:index-source-styles>
        </text:table-of-content-source>
        <text:index-body>
          <text:p text:style-name="P88"><text:a xlink:type="simple" xlink:href="#__RefHeading__206_39072922" text:style-name="Index_20_Link" text:visited-style-name="Index_20_Link">1 Obsah<text:tab/>2</text:a></text:p>
          <text:p text:style-name="P88"><text:a xlink:type="simple" xlink:href="#__RefHeading__208_39072922" text:style-name="Index_20_Link" text:visited-style-name="Index_20_Link">2 Cieľ riešenia<text:tab/>4</text:a></text:p>
          <text:p text:style-name="P88"><text:a xlink:type="simple" xlink:href="#__RefHeading__210_39072922" text:style-name="Index_20_Link" text:visited-style-name="Index_20_Link">3 Charakteristika dokumentu<text:tab/>5</text:a></text:p>
          <text:p text:style-name="P89"><text:a xlink:type="simple" xlink:href="#__RefHeading__217_39072922" text:style-name="Index_20_Link" text:visited-style-name="Index_20_Link">3.1 Forma<text:tab/>5</text:a></text:p>
          <text:p text:style-name="P89"><text:a xlink:type="simple" xlink:href="#__RefHeading__219_39072922" text:style-name="Index_20_Link" text:visited-style-name="Index_20_Link">3.2 Účel<text:tab/>5</text:a></text:p>
          <text:p text:style-name="P88"><text:a xlink:type="simple" xlink:href="#__RefHeading__212_39072922" text:style-name="Index_20_Link" text:visited-style-name="Index_20_Link">4 Popis riešenia<text:tab/>6</text:a></text:p>
          <text:p text:style-name="P89"><text:a xlink:type="simple" xlink:href="#__RefHeading__221_39072922" text:style-name="Index_20_Link" text:visited-style-name="Index_20_Link">4.1 Schéma<text:tab/>6</text:a></text:p>
          <text:p text:style-name="P89"><text:a xlink:type="simple" xlink:href="#__RefHeading__223_39072922" text:style-name="Index_20_Link" text:visited-style-name="Index_20_Link">4.2 Lokalizácia<text:tab/>6</text:a></text:p>
          <text:p text:style-name="P89"><text:a xlink:type="simple" xlink:href="#__RefHeading__225_39072922" text:style-name="Index_20_Link" text:visited-style-name="Index_20_Link">4.3 Prístupové práva<text:tab/>6</text:a></text:p>
          <text:p text:style-name="P90"><text:a xlink:type="simple" xlink:href="#__RefHeading__227_39072922" text:style-name="Index_20_Link" text:visited-style-name="Index_20_Link">4.3.1 Návštevník<text:tab/>6</text:a></text:p>
          <text:p text:style-name="P90"><text:a xlink:type="simple" xlink:href="#__RefHeading__229_39072922" text:style-name="Index_20_Link" text:visited-style-name="Index_20_Link">4.3.2 Súťažiaci<text:tab/>6</text:a></text:p>
          <text:p text:style-name="P90"><text:a xlink:type="simple" xlink:href="#__RefHeading__231_39072922" text:style-name="Index_20_Link" text:visited-style-name="Index_20_Link">4.3.3 Operátor<text:tab/>7</text:a></text:p>
          <text:p text:style-name="P90"><text:a xlink:type="simple" xlink:href="#__RefHeading__233_39072922" text:style-name="Index_20_Link" text:visited-style-name="Index_20_Link">4.3.4 Kontrolór<text:tab/>7</text:a></text:p>
          <text:p text:style-name="P90"><text:a xlink:type="simple" xlink:href="#__RefHeading__235_39072922" text:style-name="Index_20_Link" text:visited-style-name="Index_20_Link">4.3.5 Správca<text:tab/>7</text:a></text:p>
          <text:p text:style-name="P88"><text:a xlink:type="simple" xlink:href="#__RefHeading__214_39072922" text:style-name="Index_20_Link" text:visited-style-name="Index_20_Link">5 Popis podstránok<text:tab/>8</text:a></text:p>
          <text:p text:style-name="P89"><text:a xlink:type="simple" xlink:href="#__RefHeading__237_39072922" text:style-name="Index_20_Link" text:visited-style-name="Index_20_Link">5.1 Používateľský účet<text:tab/>8</text:a></text:p>
          <text:p text:style-name="P90"><text:a xlink:type="simple" xlink:href="#__RefHeading__239_39072922" text:style-name="Index_20_Link" text:visited-style-name="Index_20_Link">5.1.1 Prihlasovanie<text:tab/>8</text:a></text:p>
          <text:p text:style-name="P90"><text:a xlink:type="simple" xlink:href="#__RefHeading__241_39072922" text:style-name="Index_20_Link" text:visited-style-name="Index_20_Link">5.1.2 Registrácia<text:tab/>8</text:a></text:p>
          <text:p text:style-name="P90"><text:a xlink:type="simple" xlink:href="#__RefHeading__243_39072922" text:style-name="Index_20_Link" text:visited-style-name="Index_20_Link">5.1.3 Aktivácia účtu<text:tab/>10</text:a></text:p>
          <text:p text:style-name="P90"><text:a xlink:type="simple" xlink:href="#__RefHeading__245_39072922" text:style-name="Index_20_Link" text:visited-style-name="Index_20_Link">5.1.4 Stránka pre zabudnuté heslo<text:tab/>10</text:a></text:p>
          <text:p text:style-name="P90"><text:a xlink:type="simple" xlink:href="#__RefHeading__247_39072922" text:style-name="Index_20_Link" text:visited-style-name="Index_20_Link">5.1.5 Údaje o zákazníkovi<text:tab/>11</text:a></text:p>
          <text:p text:style-name="P90"><text:a xlink:type="simple" xlink:href="#__RefHeading__249_39072922" text:style-name="Index_20_Link" text:visited-style-name="Index_20_Link">5.1.6 Prihlasovacie údaje zákazníka<text:tab/>11</text:a></text:p>
          <text:p text:style-name="P90"><text:a xlink:type="simple" xlink:href="#__RefHeading__251_39072922" text:style-name="Index_20_Link" text:visited-style-name="Index_20_Link">5.1.7 Zoznam používateľov<text:tab/>12</text:a></text:p>
          <text:p text:style-name="P90"><text:a xlink:type="simple" xlink:href="#__RefHeading__253_39072922" text:style-name="Index_20_Link" text:visited-style-name="Index_20_Link">5.1.8 Odhlásenie<text:tab/>12</text:a></text:p>
          <text:p text:style-name="P89"><text:a xlink:type="simple" xlink:href="#__RefHeading__255_39072922" text:style-name="Index_20_Link" text:visited-style-name="Index_20_Link">5.2 Skupiny používateľov<text:tab/>12</text:a></text:p>
          <text:p text:style-name="P90"><text:a xlink:type="simple" xlink:href="#__RefHeading__257_39072922" text:style-name="Index_20_Link" text:visited-style-name="Index_20_Link">5.2.1 Zoznam skupín<text:tab/>12</text:a></text:p>
          <text:p text:style-name="P90"><text:a xlink:type="simple" xlink:href="#__RefHeading__259_39072922" text:style-name="Index_20_Link" text:visited-style-name="Index_20_Link">5.2.2 Úprava práv skupiny<text:tab/>13</text:a></text:p>
          <text:p text:style-name="P89"><text:a xlink:type="simple" xlink:href="#__RefHeading__261_39072922" text:style-name="Index_20_Link" text:visited-style-name="Index_20_Link">5.3 Komponenta pre úpravu ACL pravidiel skupiny/používateľa<text:tab/>13</text:a></text:p>
          <text:p text:style-name="P89"><text:a xlink:type="simple" xlink:href="#__RefHeading__263_39072922" text:style-name="Index_20_Link" text:visited-style-name="Index_20_Link">5.4 Kategorizácia<text:tab/>14</text:a></text:p>
          <text:p text:style-name="P90"><text:a xlink:type="simple" xlink:href="#__RefHeading__265_39072922" text:style-name="Index_20_Link" text:visited-style-name="Index_20_Link">5.4.1 Zoznam kategórií<text:tab/>14</text:a></text:p>
          <text:p text:style-name="P89"><text:a xlink:type="simple" xlink:href="#__RefHeading__267_39072922" text:style-name="Index_20_Link" text:visited-style-name="Index_20_Link">5.5 Aukcia<text:tab/>14</text:a></text:p>
          <text:p text:style-name="P90"><text:a xlink:type="simple" xlink:href="#__RefHeading__269_39072922" text:style-name="Index_20_Link" text:visited-style-name="Index_20_Link">5.5.1 Pridanie aukcie<text:tab/>14</text:a></text:p>
          <text:p text:style-name="P90"><text:soft-page-break/><text:a xlink:type="simple" xlink:href="#__RefHeading__271_39072922" text:style-name="Index_20_Link" text:visited-style-name="Index_20_Link">5.5.2 Úprava aukcie<text:tab/>15</text:a></text:p>
          <text:p text:style-name="P90"><text:a xlink:type="simple" xlink:href="#__RefHeading__273_39072922" text:style-name="Index_20_Link" text:visited-style-name="Index_20_Link">5.5.3 Schválenie novej aukcie<text:tab/>16</text:a></text:p>
          <text:p text:style-name="P90"><text:a xlink:type="simple" xlink:href="#__RefHeading__275_39072922" text:style-name="Index_20_Link" text:visited-style-name="Index_20_Link">5.5.4 Schválenie priebehu aukcie<text:tab/>16</text:a></text:p>
          <text:p text:style-name="P90"><text:a xlink:type="simple" xlink:href="#__RefHeading__277_39072922" text:style-name="Index_20_Link" text:visited-style-name="Index_20_Link">5.5.5 Zoznam aukcií<text:tab/>16</text:a></text:p>
          <text:p text:style-name="P90"><text:a xlink:type="simple" xlink:href="#__RefHeading__279_39072922" text:style-name="Index_20_Link" text:visited-style-name="Index_20_Link">5.5.6 Detail aukcií<text:tab/>16</text:a></text:p>
          <text:p text:style-name="P90"><text:a xlink:type="simple" xlink:href="#__RefHeading__281_39072922" text:style-name="Index_20_Link" text:visited-style-name="Index_20_Link">5.5.7 Zmazanie aukcie<text:tab/>17</text:a></text:p>
          <text:p text:style-name="P89"><text:a xlink:type="simple" xlink:href="#__RefHeading__283_39072922" text:style-name="Index_20_Link" text:visited-style-name="Index_20_Link">5.6 Ponuky<text:tab/>17</text:a></text:p>
          <text:p text:style-name="P90"><text:a xlink:type="simple" xlink:href="#__RefHeading__285_39072922" text:style-name="Index_20_Link" text:visited-style-name="Index_20_Link">5.6.1 Pridanie ponuky<text:tab/>17</text:a></text:p>
          <text:p text:style-name="P90"><text:a xlink:type="simple" xlink:href="#__RefHeading__287_39072922" text:style-name="Index_20_Link" text:visited-style-name="Index_20_Link">5.6.2 Úprava ponuky<text:tab/>17</text:a></text:p>
          <text:p text:style-name="P90"><text:a xlink:type="simple" xlink:href="#__RefHeading__289_39072922" text:style-name="Index_20_Link" text:visited-style-name="Index_20_Link">5.6.3 Zoznam ponúk<text:tab/>17</text:a></text:p>
          <text:p text:style-name="P90"><text:a xlink:type="simple" xlink:href="#__RefHeading__291_39072922" text:style-name="Index_20_Link" text:visited-style-name="Index_20_Link">5.6.4 Zmazanie ponuky<text:tab/>17</text:a></text:p>
          <text:p text:style-name="P90"><text:a xlink:type="simple" xlink:href="#__RefHeading__293_39072922" text:style-name="Index_20_Link" text:visited-style-name="Index_20_Link">5.6.5 Detail ponuky<text:tab/>17</text:a></text:p>
        </text:index-body>
      </text:table-of-content>
      <text:section text:style-name="Sect2" text:name="Oblasť2">
        <text:p text:style-name="P3"/>
      </text:section>
      <text:section text:style-name="Sect2" text:name="Oblasť3">
        <text:p text:style-name="P2"/>
      </text:section>
      <text:section text:style-name="Sect3" text:name="Oblasť4">
        <text:p text:style-name="P2"/>
      </text:section>
      <text:h text:style-name="P18" text:outline-level="1"><text:bookmark-start text:name="__RefHeading__208_39072922"/><text:bookmark text:name="__RefHeading__123_173795251"/><text:bookmark text:name="__RefHeading__79_1692782832"/><text:bookmark text:name="__RefHeading__164_598692215"/>Cieľ riešenia<text:bookmark-end text:name="__RefHeading__208_39072922"/></text:h>
      <text:p text:style-name="Text_20_body">Cieľom projektu je zabezpečiť firme DRU, a. s. (ďalej objednávateľ) webovú aplikáciu na vyhlasovanie reverzných aukcií a jej dodávateľom možnosť aukcie sa zúčastniť.</text:p>
      <text:p text:style-name="Text_20_body">Podmienkou dodania je licencovanie produktu pod otvorenou licenciou BSD. Zdrojový kód musí byť jasne štrukturovaný a komentovaný.</text:p>
      <text:h text:style-name="P17" text:outline-level="1" text:is-list-header="true"/>
      <text:h text:style-name="P15" text:outline-level="1"><text:bookmark-start text:name="__RefHeading__210_39072922"/><text:bookmark text:name="__RefHeading__125_173795251"/><text:bookmark text:name="__RefHeading__81_1692782832"/><text:bookmark text:name="__RefHeading__166_598692215"/>Charakteristika dokumentu<text:bookmark-end text:name="__RefHeading__210_39072922"/></text:h>
      <text:h text:style-name="Heading_20_2" text:outline-level="2"><text:bookmark-start text:name="__RefHeading__217_39072922"/><text:bookmark text:name="__RefHeading__172_598692215"/><text:bookmark text:name="__RefHeading__83_1692782832"/><text:bookmark text:name="h.bo6hyg2v73vo"/><text:bookmark text:name="__RefHeading__127_173795251"/><text:bookmark text:name="__RefHeading__1370_63300418"/>Forma<text:bookmark-end text:name="__RefHeading__217_39072922"/></text:h>
      <text:p text:style-name="Text_20_body">V texte sa nachádzajú slová v zložených zátvorkách, ktoré budú vo výslednej aplikácií nahradené za zodpovedajúci údaj. Napríklad {MENO} bude v aplikácií nahradené za meno klienta, spoločnosti, prípadne iné podľa kontextu.</text:p>
      <text:h text:style-name="Heading_20_2" text:outline-level="2"><text:bookmark-start text:name="__RefHeading__219_39072922"/><text:bookmark text:name="__RefHeading__129_173795251"/><text:bookmark text:name="__RefHeading__85_1692782832"/><text:bookmark text:name="__RefHeading__1372_63300418"/><text:bookmark text:name="h.m3qw67sakdrk"/><text:bookmark text:name="__RefHeading__174_598692215"/>Účel<text:bookmark-end text:name="__RefHeading__219_39072922"/></text:h>
      <text:p text:style-name="Text_20_body">Dokument slúži ako záväzný podklad pre vypracovanie aplikácie. Akékoľvek zmeny funkčnosti vykonané vykonávateľom musia byť vopred odsúhlasené objednávateľom. Zmeny by mali mať iba účel zjednodušenia implementácie alebo zvýšenia komfortu používania aplikácie.</text:p>
      <text:p text:style-name="Text_20_body">Zmeny navrhnuté objednávateľom po odsúhlasení tohoto dokumentu budú spoplatnené zvlášť, resp. doplatkom.</text:p>
      <text:p text:style-name="Text_20_body">Funkcionalita systému bude pred odovzdaním riadne preverená dodávateľom. Po odovzdaní predmetného diela je objednávateľ povinný skontrolovať dodané dielo a nahlásiť nezrovnalosti oproti detailnému návrhu. Tieto budú opravené na náklady dodávateľa. </text:p>
      <text:h text:style-name="P17" text:outline-level="1" text:is-list-header="true"/>
      <text:h text:style-name="P15" text:outline-level="1"><text:bookmark-start text:name="__RefHeading__212_39072922"/><text:bookmark text:name="__RefHeading__131_173795251"/><text:bookmark text:name="__RefHeading__87_1692782832"/><text:bookmark text:name="__RefHeading__168_598692215"/>Popis riešenia<text:bookmark-end text:name="__RefHeading__212_39072922"/></text:h>
      <text:h text:style-name="Heading_20_2" text:outline-level="2"><text:bookmark-start text:name="__RefHeading__221_39072922"/><text:bookmark text:name="__RefHeading__176_598692215"/><text:bookmark text:name="__RefHeading__89_1692782832"/><text:bookmark text:name="__RefHeading__133_173795251"/><text:bookmark text:name="__RefHeading__1845_1388188157"/>Schéma<text:bookmark-end text:name="__RefHeading__221_39072922"/></text:h>
      <text:p text:style-name="Text_20_body"><text:bookmark text:name="__RefHeading__1847_1388188157"/>Schém<text:span text:style-name="T6">y</text:span> popisovaného riešenia <text:span text:style-name="T6">sú v prílohách:</text:span></text:p>
      <text:list xml:id="list866235363" text:style-name="WW8Num69">
        <text:list-item>
          <text:p text:style-name="P8">základné akcie používateľov <text:span text:style-name="T6">- spolocne-akcie.png</text:span></text:p>
        </text:list-item>
        <text:list-item>
          <text:p text:style-name="P8">akcie klientov <text:span text:style-name="T6">- klientske-akcie.png</text:span></text:p>
        </text:list-item>
        <text:list-item>
          <text:p text:style-name="P8">akcie operátorov <text:span text:style-name="T6">- akcie-operatora.png</text:span></text:p>
        </text:list-item>
        <text:list-item>
          <text:p text:style-name="P8">akcie kontrolórov <text:span text:style-name="T6">- akcie-kontrolora.png</text:span></text:p>
        </text:list-item>
      </text:list>
      <text:h text:style-name="Heading_20_2" text:outline-level="2"><text:bookmark-start text:name="__RefHeading__223_39072922"/><text:bookmark text:name="h.6obtwuafcxoj"/><text:bookmark text:name="__RefHeading__135_173795251"/><text:bookmark text:name="__RefHeading__91_1692782832"/><text:bookmark text:name="__RefHeading__1376_63300418"/><text:bookmark text:name="__RefHeading__178_598692215"/>Lokalizácia<text:bookmark-end text:name="__RefHeading__223_39072922"/></text:h>
      <text:p text:style-name="Text_20_body">Aplikácia nebude disponovať možnosťou zmeny lokalizácie. Všetky zobrazované texty budú iba v slovenskom jazyku. Aplikácia môže obsahovať predprípravu pre budúcu lokalizáciu.</text:p>
      <text:h text:style-name="Heading_20_2" text:outline-level="2"><text:bookmark-start text:name="__RefHeading__225_39072922"/><text:bookmark text:name="__RefHeading__137_173795251"/><text:bookmark text:name="h.uasvvmh5fl80"/><text:bookmark text:name="__RefHeading__1378_63300418"/><text:bookmark text:name="__RefHeading__93_1692782832"/><text:bookmark text:name="__RefHeading__180_598692215"/>Prístupové práva<text:bookmark-end text:name="__RefHeading__225_39072922"/></text:h>
      <text:p text:style-name="Text_20_body">Systém bude obsahovať detailné možnosti nastavenia prístupových práv. Preddefinovane bude obsahovať skupiny používateľov, ktoré budú môcť byť v systéme detailne nastavené, prípadne doplnené alebo odstránené. Práva budú môcť byť špecifické aj na úrovni jednotlivých používateľov.</text:p>
      <text:p text:style-name="Text_20_body">Každá akcia, resp. stránka bude mať predvolene nastavené oprávnenie k prístupu (zákaz/povolenie) priamo v kóde aplikácie. V prípade existencie pravidla pre skupinu do ktorej používateľ patrí, pravidlo prepíše predvolené nastavenie prístupu. Ak je na konkrétnu akciu definované pravidlo pre konkrétneho používateľa, je aplikované, pretože má najvyššiu prioritu. Postupnosť priorít je:</text:p>
      <text:list xml:id="list972834155" text:style-name="WW8Num16">
        <text:list-item>
          <text:p text:style-name="P9">Práva nastavené používateľovi</text:p>
        </text:list-item>
        <text:list-item>
          <text:p text:style-name="P9">Práva nastavené skupine do ktorej používateľ patrí</text:p>
        </text:list-item>
        <text:list-item>
          <text:p text:style-name="P9">Predvolene nastavené práva v konfigurácií aplikácie</text:p>
        </text:list-item>
      </text:list>
      <text:p text:style-name="Text_20_body">V prípade snahy o prístup do zabezpečenej časti aplikácie neprihláseným používateľom je používateľ s vyzvaním “Pokúšate sa vykonať akciu na ktorú nemáte oprávnenie” presmerovaný na stránku s prihlasovacím formulárom. V prípade ak je používateľ prihlásený, tak je zobrazená chybová stránka 403 Access Denied s oznámením “Pokúšate sa zobraziť obsah na ktorý nemáte oprávnenie.”. Takýto incident je automaticky archivovaný.</text:p>
      <text:h text:style-name="Heading_20_3" text:outline-level="3"><text:bookmark-start text:name="__RefHeading__227_39072922"/><text:bookmark text:name="__RefHeading__182_598692215"/><text:bookmark text:name="__RefHeading__139_173795251"/><text:bookmark text:name="__RefHeading__95_1692782832"/>Návštevník<text:bookmark-end text:name="__RefHeading__227_39072922"/></text:h>
      <text:p text:style-name="Text_20_body">Toto právo sa vzťahuje na neprihláseného návštevníka webaplikácie. Tento človek má právo vidieť pripravované aukcie (t.j. vytvorené ale neskončené), vrátane ich údajov, nesmie sa však zapojiť do aukcie.</text:p>
      <text:h text:style-name="Heading_20_3" text:outline-level="3"><text:bookmark-start text:name="__RefHeading__229_39072922"/><text:bookmark text:name="h.vgrijdo5zafx"/><text:bookmark text:name="__RefHeading__97_1692782832"/><text:bookmark text:name="__RefHeading__1382_63300418"/><text:bookmark text:name="__RefHeading__141_173795251"/><text:bookmark text:name="__RefHeading__184_598692215"/>Súťažiaci<text:bookmark-end text:name="__RefHeading__229_39072922"/></text:h>
      <text:p text:style-name="Text_20_body">Do tejto skupiny používateľov patria prihlásené firmy. Cieľom skupiny je umožniť používateľom zapojenie sa do aukcií. Tento človek smie vidieť iba kódy iných súťažiacich. Svoj kód uvidí inou farbou (nap. červenou) uvidí teda len poradie v akom sa v aukcii nachádza.</text:p>
      <text:p text:style-name="Standard"><text:soft-page-break/>Súťažiaci dostane mail vždy, keď klesne v poradí (t.j. keď ho niekto predbehne).</text:p>
      <text:h text:style-name="Heading_20_3" text:outline-level="3"><text:bookmark-start text:name="__RefHeading__231_39072922"/><text:bookmark text:name="__RefHeading__143_173795251"/><text:bookmark text:name="__RefHeading__99_1692782832"/><text:bookmark text:name="__RefHeading__186_598692215"/>Operátor<text:bookmark-end text:name="__RefHeading__231_39072922"/></text:h>
      <text:p text:style-name="Text_20_body">Túto skupinu prideľuje administrátor. Skupina je určená pre zamestnancov firmy - správcov jednotlivých kategórií aukcií. Môžu zadávať, upravovať a mazať aukcie svojej kategórie, počas priebehu aukcie však nemôžu vidieť priebeh súťaže s údajmi. Môžu vidieť len počet uchádzačov zúčastnených v aukcii. Systém by ich mal informovať mailom o pribudnutí nového uchádzača.</text:p>
      <text:h text:style-name="Heading_20_3" text:outline-level="3"><text:bookmark-start text:name="__RefHeading__233_39072922"/><text:bookmark text:name="__RefHeading__145_173795251"/><text:bookmark text:name="__RefHeading__188_598692215"/>Kontrolór<text:bookmark-end text:name="__RefHeading__233_39072922"/></text:h>
      <text:p text:style-name="Text_20_body">Ľudia čo budú schvaľovať zverejnenie aukcie ako takej. Ďalej budú ako prvý informovaní o výsledkoch aukcie a odsúhlasia zverejnenie výsledkov aukcie pre operátorov. t.j. operátor si bude môcť zobraziť výsledok aukcie až po odsúhlasení touto kategóriou.</text:p>
      <text:p text:style-name="Text_20_body">Tejto kategórii príde mail, že v systéme je nová aukcia s odkazom s odkazom na stránku kde uvidí podrobnosti s aukciou a bude tam aj tlačidlo schváliť.</text:p>
      <text:p text:style-name="Text_20_body">Ihneď po skončení aukcie zasa dostane mail s informáciou, že skončila aukcia s odkazom na stránku kde si bude môcť pozrieť výsledky aukcie a bude tam mať tlačidlo sprístupniť výsledky operátorovi.</text:p>
      <text:h text:style-name="Heading_20_3" text:outline-level="3"><text:bookmark-start text:name="__RefHeading__235_39072922"/><text:bookmark text:name="__RefHeading__190_598692215"/><text:bookmark text:name="__RefHeading__103_1692782832"/><text:bookmark text:name="__RefHeading__147_173795251"/>Správca<text:bookmark-end text:name="__RefHeading__235_39072922"/></text:h>
      <text:p text:style-name="Text_20_body">Toto právo sa vzťahuje na poverenú osobu spravujúcu aplikáciu bez obmedzení.</text:p>
      <text:h text:style-name="P17" text:outline-level="1" text:is-list-header="true"/>
      <text:h text:style-name="P15" text:outline-level="1"><text:bookmark-start text:name="__RefHeading__214_39072922"/><text:bookmark text:name="__RefHeading__105_1692782832"/><text:bookmark text:name="__RefHeading__149_173795251"/><text:bookmark text:name="__RefHeading__170_598692215"/>Popis podstránok<text:bookmark-end text:name="__RefHeading__214_39072922"/></text:h>
      <text:h text:style-name="Heading_20_2" text:outline-level="2"><text:bookmark-start text:name="__RefHeading__237_39072922"/><text:bookmark text:name="__RefHeading__151_173795251"/><text:bookmark text:name="__RefHeading__201_1692782832"/><text:bookmark text:name="__RefHeading__192_598692215"/>Používateľský účet<text:bookmark-end text:name="__RefHeading__237_39072922"/></text:h>
      <text:h text:style-name="Heading_20_3" text:outline-level="3"><text:bookmark-start text:name="__RefHeading__239_39072922"/><text:bookmark text:name="__RefHeading__153_173795251"/><text:bookmark text:name="__RefHeading__1390_63300418"/><text:bookmark text:name="__RefHeading__107_1692782832"/><text:bookmark text:name="h.6xsbq3hykzzz"/><text:bookmark text:name="__RefHeading__194_598692215"/>Prihlasovanie<text:bookmark-end text:name="__RefHeading__239_39072922"/></text:h>
      <text:p text:style-name="Text_20_body"><text:bookmark text:name="h.kj5bj6o5no7o"/><text:bookmark text:name="__RefHeading__1392_63300418"/>Ku stránke bude mať prístup iba Návštevník.<text:bookmark text:name="__RefHeading__1394_63300418"/><text:bookmark text:name="h.rbr9k5fbgqc6"/></text:p>
      <text:p text:style-name="Standard">Prihlasovací formulár:</text:p>
      <text:list xml:id="list1216013149" text:style-name="WW8Num55">
        <text:list-item>
          <text:p text:style-name="P20">Textové pole “Prihlasovacie meno”</text:p>
        </text:list-item>
      </text:list>
      <text:list xml:id="list1238230782" text:style-name="WW8Num68">
        <text:list-item>
          <text:list>
            <text:list-item>
              <text:p text:style-name="P21">s kontrolou na vyplnenie: “Zadajte prosím prihlasovacie meno.”</text:p>
            </text:list-item>
            <text:list-item>
              <text:p text:style-name="P21">s kontrolou na existenciu: “Zadali ste neexistujúce prihlasovacie meno.”</text:p>
            </text:list-item>
          </text:list>
        </text:list-item>
      </text:list>
      <text:list xml:id="list349516006" text:continue-list="list1216013149" text:style-name="WW8Num55">
        <text:list-item>
          <text:p text:style-name="P20">Textové pole “Heslo”</text:p>
        </text:list-item>
      </text:list>
      <text:list xml:id="list2181394288" text:style-name="WW8Num47">
        <text:list-item>
          <text:list>
            <text:list-item>
              <text:p text:style-name="P22">s kontrolou na vyplnenie: “Zadajte prosím heslo.”</text:p>
            </text:list-item>
            <text:list-item>
              <text:p text:style-name="P22">s kontrolou na správnosť: “Zadali ste nesprávne heslo.”</text:p>
            </text:list-item>
          </text:list>
        </text:list-item>
      </text:list>
      <text:list xml:id="list1387241867" text:continue-list="list349516006" text:style-name="WW8Num55">
        <text:list-item>
          <text:p text:style-name="P20">Odosielacie tlačidlo “Prihlásiť”</text:p>
        </text:list-item>
        <text:list-item>
          <text:p text:style-name="P20">Odkaz na stránku Registrácia.</text:p>
        </text:list-item>
        <text:list-item>
          <text:p text:style-name="P20">Odkaz na stránku Zabudnuté heslo.</text:p>
        </text:list-item>
      </text:list>
      <text:p text:style-name="Text_20_body">Formulár bude obsahovať protispamové prvky.</text:p>
      <text:p text:style-name="Text_20_body">Po odoslaní je používateľ prihlásený s oznámením “Boli Ste prihlásený.”. Ak prihlásenie prebehne v poriadku, tak je používateľ presmerovaný na stránku Zoznam aukcií.</text:p>
      <text:h text:style-name="Heading_20_3" text:outline-level="3"><text:bookmark-start text:name="__RefHeading__241_39072922"/><text:bookmark text:name="__RefHeading__155_173795251"/><text:bookmark text:name="__RefHeading__109_1692782832"/><text:bookmark text:name="__RefHeading__196_598692215"/>Registrácia<text:bookmark-end text:name="__RefHeading__241_39072922"/><text:bookmark text:name="h.wd4orcwgd985"/><text:bookmark text:name="__RefHeading__1398_63300418"/></text:h>
      <text:p text:style-name="Text_20_body">Ktorýkoľvek neprihlásený používateľ.</text:p>
      <text:p text:style-name="Text_20_body"><text:bookmark text:name="h.wuishwhsu33f"/><text:bookmark text:name="__RefHeading__1400_63300418"/>Registračný formulár:</text:p>
      <text:list xml:id="list1666051052" text:style-name="WW8Num39">
        <text:list-item>
          <text:p text:style-name="P23">Textové pole “Prihlasovacie meno”</text:p>
        </text:list-item>
      </text:list>
      <text:list xml:id="list525705904" text:style-name="WW8Num35">
        <text:list-item>
          <text:list>
            <text:list-item>
              <text:p text:style-name="P24">s kontrolou na vyplnenie: “Zadajte prosím Prihlasovacie meno.”</text:p>
            </text:list-item>
            <text:list-item>
              <text:p text:style-name="P24">s kontrolou na počet znakov: “Prihlasovacie meno musí mať minimálne 5 znakov.”</text:p>
            </text:list-item>
          </text:list>
        </text:list-item>
      </text:list>
      <text:list xml:id="list1951735624" text:continue-list="list1666051052" text:style-name="WW8Num39">
        <text:list-item>
          <text:p text:style-name="P23">Textové pole “E-mail”</text:p>
        </text:list-item>
      </text:list>
      <text:list xml:id="list1667402396" text:style-name="WW8Num19">
        <text:list-item>
          <text:list>
            <text:list-item>
              <text:p text:style-name="P25">s kontrolou na vyplnenie: “Zadajte prosím e-mail.”</text:p>
            </text:list-item>
            <text:list-item>
              <text:p text:style-name="P25">s kontrolou na správny formát mailu: “Zadajte prosím platný e-mail.”</text:p>
            </text:list-item>
          </text:list>
        </text:list-item>
      </text:list>
      <text:list xml:id="list115293377" text:continue-list="list1951735624" text:style-name="WW8Num39">
        <text:list-item>
          <text:p text:style-name="P23">Textové pole “Heslo”</text:p>
        </text:list-item>
      </text:list>
      <text:list xml:id="list1115752207" text:style-name="WW8Num5">
        <text:list-item>
          <text:list>
            <text:list-item>
              <text:p text:style-name="P26">s kontrolou na vyplnenie: “Zadajte prosím heslo.”</text:p>
            </text:list-item>
            <text:list-item>
              <text:p text:style-name="P26">s kontrolou na počet znakov: “Heslo musí mať minimálne 5 znakov.”</text:p>
            </text:list-item>
          </text:list>
        </text:list-item>
      </text:list>
      <text:list xml:id="list175576523" text:continue-list="list115293377" text:style-name="WW8Num39">
        <text:list-item>
          <text:p text:style-name="P23">Textové pole “Zopakovať heslo”</text:p>
        </text:list-item>
      </text:list>
      <text:list xml:id="list99034791" text:style-name="WW8Num52">
        <text:list-item>
          <text:list>
            <text:list-item>
              <text:p text:style-name="P27">s kontrolou na vyplnenie: “Zopakujte prosím heslo.”</text:p>
            </text:list-item>
            <text:list-item>
              <text:p text:style-name="P27">s kontrolou na rovnosť s prvým zadaným heslom: “Heslá sa musia zhodovať.”</text:p>
            </text:list-item>
          </text:list>
        </text:list-item>
      </text:list>
      <text:list xml:id="list1242861561" text:style-name="WW8Num44">
        <text:list-item>
          <text:p text:style-name="P28">Textové pole “Obchodné meno”</text:p>
        </text:list-item>
      </text:list>
      <text:list xml:id="list1232182056" text:style-name="WW8Num14">
        <text:list-item>
          <text:list>
            <text:list-item>
              <text:p text:style-name="P29">s kontrolou na vyplnenie: “Zadajte prosím Obchodné meno.”</text:p>
            </text:list-item>
            <text:list-item>
              <text:p text:style-name="P29">s kontrolou na počet znakov: “Obchodné meno musí mať minimálne 5 znakov.”</text:p>
            </text:list-item>
          </text:list>
        </text:list-item>
      </text:list>
      <text:list xml:id="list766261717" text:continue-list="list1242861561" text:style-name="WW8Num44">
        <text:list-item>
          <text:p text:style-name="P28">Textové pole “Ulica”</text:p>
        </text:list-item>
      </text:list>
      <text:list xml:id="list290759896" text:style-name="WW8Num42">
        <text:list-item>
          <text:list>
            <text:list-item>
              <text:p text:style-name="P30"><text:soft-page-break/>s kontrolou na vyplnenie: “Zadajte prosím ulicu.”</text:p>
            </text:list-item>
            <text:list-item>
              <text:p text:style-name="P30">s kontrolou na počet znakov: “Ulica musí mať minimálne 5 znakov.”</text:p>
            </text:list-item>
          </text:list>
        </text:list-item>
      </text:list>
      <text:list xml:id="list1991060409" text:continue-list="list766261717" text:style-name="WW8Num44">
        <text:list-item>
          <text:p text:style-name="P28">Textové pole “Mesto”</text:p>
        </text:list-item>
      </text:list>
      <text:list xml:id="list1308802576" text:style-name="WW8Num7">
        <text:list-item>
          <text:list>
            <text:list-item>
              <text:p text:style-name="P31">s kontrolou na vyplnenie: “Zadajte prosím Mesto.”</text:p>
            </text:list-item>
            <text:list-item>
              <text:p text:style-name="P31">s kontrolou na počet znakov: “Mesto musí mať minimálne 5 znakov.”</text:p>
            </text:list-item>
          </text:list>
        </text:list-item>
      </text:list>
      <text:list xml:id="list1753681250" text:continue-list="list1991060409" text:style-name="WW8Num44">
        <text:list-item>
          <text:p text:style-name="P28">Textové pole “PSČ”</text:p>
        </text:list-item>
      </text:list>
      <text:list xml:id="list1488640524" text:style-name="WW8Num45">
        <text:list-item>
          <text:list>
            <text:list-item>
              <text:p text:style-name="P32">s kontrolou na vyplnenie: “Zadajte prosím PSČ.”</text:p>
            </text:list-item>
            <text:list-item>
              <text:p text:style-name="P32">s kontrolou na počet znakov a čísla: “PSČ musí obsahovať 5 čísel.”</text:p>
            </text:list-item>
          </text:list>
        </text:list-item>
      </text:list>
      <text:list xml:id="list1646684666" text:continue-list="list1753681250" text:style-name="WW8Num44">
        <text:list-item>
          <text:p text:style-name="P28">Textové pole “IČO”</text:p>
        </text:list-item>
      </text:list>
      <text:list xml:id="list1189993535" text:style-name="WW8Num59">
        <text:list-item>
          <text:list>
            <text:list-item>
              <text:p text:style-name="P33">s kontrolou na vyplnenie: “Zadajte prosím IČO.”</text:p>
            </text:list-item>
            <text:list-item>
              <text:p text:style-name="P33">s kontrolou číselného typu: “IČO musí obsahovať iba čísla.”</text:p>
            </text:list-item>
            <text:list-item>
              <text:p text:style-name="P33">s kontrolou na počet znakov: “IČO musí byť 6 až 8 miestne číslo.”</text:p>
            </text:list-item>
          </text:list>
        </text:list-item>
      </text:list>
      <text:list xml:id="list1406399990" text:continue-list="list1646684666" text:style-name="WW8Num44">
        <text:list-item>
          <text:p text:style-name="P28">Textové pole “Meno oprávnenej osoby”</text:p>
        </text:list-item>
      </text:list>
      <text:list xml:id="list717665262" text:style-name="WW8Num4">
        <text:list-item>
          <text:list>
            <text:list-item>
              <text:p text:style-name="P34">s kontrolou na vyplnenie: “Zadajte prosím meno oprávnenej osoby.”</text:p>
            </text:list-item>
            <text:list-item>
              <text:p text:style-name="P34">s kontrolou na počet znakov: “Meno oprávnenej osoby musí mať aspoň 5 znakov.”</text:p>
            </text:list-item>
          </text:list>
        </text:list-item>
      </text:list>
      <text:list xml:id="list1047300722" text:continue-list="list1406399990" text:style-name="WW8Num44">
        <text:list-item>
          <text:p text:style-name="P28">Textové pole “Telefonický kontakt”</text:p>
        </text:list-item>
      </text:list>
      <text:list xml:id="list322744643" text:style-name="WW8Num34">
        <text:list-item>
          <text:list>
            <text:list-item>
              <text:p text:style-name="P35">s kontrolou na vyplnenie: “Zadajte prosím telefónne číslo.”</text:p>
            </text:list-item>
            <text:list-item>
              <text:p text:style-name="P35">s kontrolou na správny formát telefónneho čísla: “Zadajte prosím platné telefónne číslo.”</text:p>
            </text:list-item>
          </text:list>
        </text:list-item>
      </text:list>
      <text:list xml:id="list2035064978" text:style-name="WW8Num64">
        <text:list-item>
          <text:list>
            <text:list-item>
              <text:list>
                <text:list-item>
                  <text:p text:style-name="P36">Číslo môže byť vo formáte 0907 123 456 (10 čísel)</text:p>
                </text:list-item>
                <text:list-item>
                  <text:p text:style-name="P36">alebo +421 907 123 456 (+ a 12 čísel)</text:p>
                </text:list-item>
                <text:list-item>
                  <text:p text:style-name="P36">s medzerami aj bez nich</text:p>
                </text:list-item>
              </text:list>
            </text:list-item>
          </text:list>
        </text:list-item>
      </text:list>
      <text:list xml:id="list1134692050" text:continue-list="list1047300722" text:style-name="WW8Num44">
        <text:list-item>
          <text:p text:style-name="P28">Textové pole “Mobil”</text:p>
        </text:list-item>
      </text:list>
      <text:list xml:id="list1315348771" text:style-name="WW8Num30">
        <text:list-item>
          <text:list>
            <text:list-item>
              <text:p text:style-name="P37">s kontrolou na vyplnenie: “Zadajte prosím telefónne číslo mobilu.”</text:p>
            </text:list-item>
            <text:list-item>
              <text:p text:style-name="P37">s kontrolou na správny formát telefónneho čísla: “Zadajte prosím platné telefónne číslo.”</text:p>
            </text:list-item>
          </text:list>
        </text:list-item>
      </text:list>
      <text:list xml:id="list1130050771" text:style-name="WW8Num29">
        <text:list-item>
          <text:list>
            <text:list-item>
              <text:list>
                <text:list-item>
                  <text:p text:style-name="P38">Číslo môže byť vo formáte 0907 123 456 (10 čísiel)</text:p>
                </text:list-item>
                <text:list-item>
                  <text:p text:style-name="P38">alebo +421 907 123 456 (+ a 12 čísiel)</text:p>
                </text:list-item>
                <text:list-item>
                  <text:p text:style-name="P38">s medzerami aj bez nich</text:p>
                </text:list-item>
              </text:list>
            </text:list-item>
          </text:list>
        </text:list-item>
      </text:list>
      <text:list xml:id="list767732939" text:continue-list="list1134692050" text:style-name="WW8Num44">
        <text:list-item>
          <text:p text:style-name="P28">Referencie</text:p>
        </text:list-item>
        <text:list-item>
          <text:p text:style-name="P28">Certifikáty a osvedčenia (polia na upload skenovaných osvedčení) -ak sa dá tak neobmedzený počet ak nie tak asi 4 polia</text:p>
        </text:list-item>
        <text:list-item>
          <text:p text:style-name="P28">Odosielacie tlačidlo “Registrovať”</text:p>
        </text:list-item>
      </text:list>
      <text:p text:style-name="Text_20_body">Pri registrácii si bude môcť súťažiaci vybrať, či chce dostávať notifikácie o nových aukciách, pričom si bude môcť vybrať typy aukcií zo zoznamu.</text:p>
      <text:p text:style-name="Text_20_body">Pri registrácií sa odošle e-mail o registrácií a vyplnené údaje sa uložia. Na mail vyplnený pri registrácií sa odošle e-mail s predmetom “Váš účet bol vytvorený” a textom: “Vážený &lt;meno&gt;,</text:p>
      <text:p text:style-name="Text_20_body">bol Vám vytvorený účet. K účtu sa môžete prihlásiť použitím prihlasovacích údajov:</text:p>
      <text:p text:style-name="P4">Prihlasovacie meno: {MENO}</text:p>
      <text:p text:style-name="P4">Heslo: {HESLO}.</text:p>
      <text:p text:style-name="P4"/>
      <text:p text:style-name="P4">Pre aktiváciu účtu prosím kliknite na odkaz: {ODKAZ}</text:p>
      <text:p text:style-name="P4"><text:soft-page-break/>Prípadne môžete zadať overovací kód {10 MIESTNY KÓD} na stránku {ODKAZ}.</text:p>
      <text:p text:style-name="P4">S pozdravom DRU, a. s.”.</text:p>
      <text:p text:style-name="Text_20_body">V prípade ak sa používateľ pokúsi registrovať na už registrované prihlasovacie meno zobrazí sa oznámenie, “Prihlasovacie meno už existuje.”. Ak je vyplnený mail už v systéme, je používateľ upozornený oznámením “Zvolený mail sa už v systéme nachádza.” V prípade úspešnej registrácie sa zobrazí oznámenie “Registrácia bola úspešná.”. Ak registrácia prebehne v poriadku, používateľ bude presmerovaný na stránku Aktivácia účtu.</text:p>
      <text:p text:style-name="Text_20_body">Všetky údaje sú povinné okrem nahratia certifikátov. <text:span text:style-name="T2">Pri odoslaní by sa malo overiť IČO voči </text:span><text:a xlink:type="simple" xlink:href="http://www.orsr.sk/"><text:span text:style-name="Internet_20_link"><text:span text:style-name="T2">www.orsr.sk</text:span></text:span></text:a><text:span text:style-name="T2">. </text:span>Formulár bude obsahovať protispamové prvky.</text:p>
      <text:h text:style-name="Heading_20_3" text:outline-level="3"><text:bookmark-start text:name="__RefHeading__243_39072922"/><text:bookmark text:name="__RefHeading__198_598692215"/><text:bookmark text:name="__RefHeading__111_1692782832"/><text:bookmark text:name="__RefHeading__157_173795251"/>Aktivácia účtu<text:bookmark-end text:name="__RefHeading__243_39072922"/></text:h>
      <text:p text:style-name="Text_20_body">Ku stránke bude mať prístup iba Návštevník.</text:p>
      <text:p text:style-name="Text_20_body">Nadpis „Aktivácia účtu“.</text:p>
      <text:p text:style-name="Text_20_body">Popis na stránke:</text:p>
      <text:p text:style-name="Text_20_body"><text:span text:style-name="T3">„</text:span>Pre aktiváciu účtu je potrebné vložiť autorizačný kód. Svoj autorizačný kód nájdete v maily ktorý Vám bol odoslaný po registrácií.“</text:p>
      <text:p text:style-name="Text_20_body">Formulár pre aktiváciu účtu:</text:p>
      <text:list xml:id="list1054627893" text:style-name="WW8Num22">
        <text:list-item>
          <text:p text:style-name="P5">Textové pole „Aktivačný kód“</text:p>
        </text:list-item>
        <text:list-item>
          <text:p text:style-name="P39">s kontrolou na vyplnenie: „Zadajte prosím Aktivačný kód.“</text:p>
        </text:list-item>
        <text:list-item>
          <text:p text:style-name="P39">Odosielacie tlačidlo „Aktivovať účet“</text:p>
        </text:list-item>
      </text:list>
      <text:p text:style-name="Standard">Po odoslaní kódu sa aktivuje účet, ku ktorému bol aktivačný kód odoslaný. Po odoslaní je zobrazené oznámenie „Účet bol úspešne aktivovaný.“</text:p>
      <text:h text:style-name="Heading_20_3" text:outline-level="3"><text:bookmark-start text:name="__RefHeading__245_39072922"/><text:bookmark text:name="__RefHeading__200_598692215"/><text:bookmark text:name="__RefHeading__113_1692782832"/><text:bookmark text:name="__RefHeading__159_173795251"/>Stránka pre zabudnuté heslo<text:bookmark-end text:name="__RefHeading__245_39072922"/><text:bookmark text:name="h.emt8d8z2b60o"/><text:bookmark text:name="__RefHeading__1404_63300418"/></text:h>
      <text:p text:style-name="Standard">Ku stránke bude mať prístup iba Návštevník.<text:bookmark text:name="h.bwiu8v6r1dbg"/><text:bookmark text:name="__RefHeading__1406_63300418"/></text:p>
      <text:p text:style-name="Standard">Nadpis “Zaslanie nového hesla”.</text:p>
      <text:p text:style-name="Standard">Formulár pre odoslanie nového hesla:</text:p>
      <text:list xml:id="list1614828993" text:style-name="WW8Num6">
        <text:list-item>
          <text:p text:style-name="P40">Textové pole “Vaše prihlasovacie meno”</text:p>
        </text:list-item>
      </text:list>
      <text:list xml:id="list1300567007" text:style-name="WW8Num56">
        <text:list-item>
          <text:list>
            <text:list-item>
              <text:p text:style-name="P41">s kontrolou na vyplnenie: “Zadajte prosím Prihlasovacie meno.”</text:p>
            </text:list-item>
            <text:list-item>
              <text:p text:style-name="P41">s kontrolou na existenciu: “Zadali ste neregistrované Prihlasovacie meno.”</text:p>
            </text:list-item>
          </text:list>
        </text:list-item>
      </text:list>
      <text:list xml:id="list200932945" text:continue-list="list1614828993" text:style-name="WW8Num6">
        <text:list-item>
          <text:p text:style-name="P40">Odosielacie tlačidlo “Zaslať nové heslo”</text:p>
        </text:list-item>
      </text:list>
      <text:p text:style-name="Text_20_body">Po odoslaní formulára sa vygeneruje nové heslo a na e-mailovú adresu patriacu k prihlasovaciemu menu sa odošle e-mail s predmetom “Nové heslo” a textom: “Vážený &lt;meno&gt;,</text:p>
      <text:p text:style-name="Text_20_body">na žiadosť Vám bolo k Vášmu účtu vygenerované nové heslo: {HESLO}</text:p>
      <text:p text:style-name="Text_20_body">V prípade, že Ste o nové heslo nežiadali, nič sa nedeje, stále môžete používať Vaše staré heslo.</text:p>
      <text:p text:style-name="Text_20_body">S pozdravom DRU, a. s.”.</text:p>
      <text:p text:style-name="Text_20_body">Po odoslaní e-mailu sa zobrazí oznámenie “Na email {EMAIL} Vám bolo zaslané nové heslo.”. Používateľ nebude nikam presmerovaný.</text:p>
      <text:h text:style-name="Heading_20_3" text:outline-level="3"><text:bookmark-start text:name="__RefHeading__247_39072922"/><text:bookmark text:name="__RefHeading__161_173795251"/><text:bookmark text:name="__RefHeading__115_1692782832"/><text:bookmark text:name="__RefHeading__202_598692215"/><text:soft-page-break/>Údaje o zákazníkovi<text:bookmark-end text:name="__RefHeading__247_39072922"/><text:bookmark text:name="h.v5o91nn6nyes"/><text:bookmark text:name="__RefHeading__1410_63300418"/></text:h>
      <text:p text:style-name="Text_20_body">Ku stránke bude mať prístup každý okrem Návštevníka<text:bookmark text:name="__RefHeading__1412_63300418"/><text:bookmark text:name="h.7ke8aueaasay"/>.</text:p>
      <text:p text:style-name="Text_20_body">Nadpis “Moje údaje”.</text:p>
      <text:p text:style-name="Text_20_body">Formulár pre aktualizáciu údajov o používateľovi. Formulár bude takmer totožný s registračným formulárom. Polia “E-mail”, “Prihlasovacie meno”, “Heslo” a “Zopakovať heslo” budú vynechané. Validačné pravidlá budú taktiež zhodné s registračným formulárom.</text:p>
      <text:p text:style-name="Text_20_body">V prípade zobrazenia Správcom bude pred odosielacie tlačidlo pridaný selectbox “Skupina” s výberom skupiny oprávnenia používateľa.</text:p>
      <text:p text:style-name="Text_20_body">Odosielacie tlačidlo bude nahradené za text “Uložiť”.</text:p>
      <text:p text:style-name="Text_20_body">Po odoslaní sa zmenené údaje uložia. Po spracovaní sa zobrazí oznámenie “Údaje boli uložené.”. </text:p>
      <text:h text:style-name="Heading_20_3" text:outline-level="3"><text:bookmark-start text:name="__RefHeading__249_39072922"/><text:bookmark text:name="__RefHeading__163_173795251"/><text:bookmark text:name="__RefHeading__117_1692782832"/><text:bookmark text:name="__RefHeading__204_598692215"/>Prihlasovacie údaje zákazníka<text:bookmark-end text:name="__RefHeading__249_39072922"/><text:bookmark text:name="h.po22yuh3zxui"/><text:bookmark text:name="__RefHeading__1416_63300418"/></text:h>
      <text:p text:style-name="Text_20_body">Ku stránke bude mať prístup každý okrem Návštevníka.</text:p>
      <text:p text:style-name="Text_20_body"><text:bookmark text:name="h.83olxavj5jaz"/><text:bookmark text:name="__RefHeading__1418_63300418"/><text:bookmark text:name="h.v8cqfeoyzsbc"/><text:bookmark text:name="__RefHeading__1420_63300418"/>Nadpis “Prihlasovacie údaje”.</text:p>
      <text:p text:style-name="Text_20_body">Podnadpis “Zmena prihlasovacieho mena”.</text:p>
      <text:p text:style-name="Text_20_body">Formulár pre zmenu prihlasovacieho mena:</text:p>
      <text:list xml:id="list1856463126" text:continue-numbering="true" text:style-name="WW8Num6">
        <text:list-item>
          <text:p text:style-name="P40">Textové pole “Vaše aktuálne prihlasovacie meno”</text:p>
        </text:list-item>
      </text:list>
      <text:list xml:id="list1590410505" text:style-name="WW8Num13">
        <text:list-item>
          <text:list>
            <text:list-item>
              <text:p text:style-name="P42">meno je vyplnené, ale nedá sa zmeniť</text:p>
            </text:list-item>
          </text:list>
        </text:list-item>
      </text:list>
      <text:list xml:id="list1903272208" text:style-name="WW8Num37">
        <text:list-item>
          <text:p text:style-name="P43">Textové pole “Vaše nové prihlasovacie meno”</text:p>
        </text:list-item>
      </text:list>
      <text:list xml:id="list843979568" text:continue-list="list1590410505" text:style-name="WW8Num13">
        <text:list-item>
          <text:list>
            <text:list-item>
              <text:p text:style-name="P42">s kontrolou na vyplnenie: “Zadajte prosím Nové prihlasovacie meno.”</text:p>
            </text:list-item>
            <text:list-item>
              <text:p text:style-name="P42">s kontrolou na existenciu: “Zadali ste neregistrované Prihlasovacie meno.”</text:p>
            </text:list-item>
          </text:list>
        </text:list-item>
      </text:list>
      <text:list xml:id="list756408911" text:style-name="WW8Num63">
        <text:list-item>
          <text:p text:style-name="P44">Textové pole “Heslo”</text:p>
        </text:list-item>
      </text:list>
      <text:list xml:id="list55777346" text:style-name="WW8Num33">
        <text:list-item>
          <text:list>
            <text:list-item>
              <text:p text:style-name="P45">s kontrolou na vyplnenie: “Zadajte prosím heslo.”</text:p>
            </text:list-item>
            <text:list-item>
              <text:p text:style-name="P45">s kontrolou na správnosť hesla: “Heslo nie je správne.”</text:p>
            </text:list-item>
          </text:list>
        </text:list-item>
      </text:list>
      <text:list xml:id="list1356405077" text:continue-list="list756408911" text:style-name="WW8Num63">
        <text:list-item>
          <text:p text:style-name="P44">Odosielacie tlačidlo “Zmeniť prihlasovacie m”no.</text:p>
        </text:list-item>
      </text:list>
      <text:p text:style-name="Standard">Formulár pre zmenu hesla:</text:p>
      <text:list xml:id="list1607085350" text:continue-numbering="true" text:style-name="WW8Num63">
        <text:list-item>
          <text:p text:style-name="P44">Textové pole “Aktuálne heslo”</text:p>
        </text:list-item>
      </text:list>
      <text:list xml:id="list843431025" text:style-name="WW8Num46">
        <text:list-item>
          <text:list>
            <text:list-item>
              <text:p text:style-name="P46">s kontrolou na vyplnenie: “Zadajte prosím aktuálne heslo.”</text:p>
            </text:list-item>
            <text:list-item>
              <text:p text:style-name="P46">s kontrolou na správnosť hesla: “Aktuálne heslo nie je správne.”</text:p>
            </text:list-item>
          </text:list>
        </text:list-item>
      </text:list>
      <text:list xml:id="list948368270" text:style-name="WW8Num60">
        <text:list-item>
          <text:p text:style-name="P47">Textové pole “Nové heslo”</text:p>
        </text:list-item>
      </text:list>
      <text:list xml:id="list1431425410" text:style-name="WW8Num12">
        <text:list-item>
          <text:list>
            <text:list-item>
              <text:p text:style-name="P48">s kontrolou na vyplnenie: “Zadajte prosím nové heslo.”</text:p>
            </text:list-item>
            <text:list-item>
              <text:p text:style-name="P48">s kontrolou na počet znakov: “Heslo musí mať minimálne 5 znakov.”</text:p>
            </text:list-item>
          </text:list>
        </text:list-item>
      </text:list>
      <text:list xml:id="list833017809" text:continue-list="list948368270" text:style-name="WW8Num60">
        <text:list-item>
          <text:p text:style-name="P47">Textové pole “Zopakovať nové heslo”</text:p>
        </text:list-item>
      </text:list>
      <text:list xml:id="list539854425" text:style-name="WW8Num53">
        <text:list-item>
          <text:list>
            <text:list-item>
              <text:p text:style-name="P49">s kontrolou na vyplnenie: “Zopakujte prosím nové heslo.”</text:p>
            </text:list-item>
            <text:list-item>
              <text:p text:style-name="P49">s kontrolou na rovnosť s prvým zadaným heslom: “Polia pre nové heslo sa musia zhodovať.”</text:p>
            </text:list-item>
          </text:list>
        </text:list-item>
      </text:list>
      <text:list xml:id="list990508028" text:style-name="WW8Num67">
        <text:list-item>
          <text:p text:style-name="P50">Odosielacie tlačidlo “Zmeniť heslo.”</text:p>
        </text:list-item>
      </text:list>
      <text:p text:style-name="Text_20_body">Po úspešnom spracovaní niektorého z formulárov sa následne odošle na kontaktnú mailovú adresu mail s predmetom “Nové prihlasovacie údaje” a textom: </text:p>
      <text:p text:style-name="Text_20_body"><text:soft-page-break/><text:span text:style-name="T3">“</text:span>Vážený &lt;meno&gt;,</text:p>
      <text:p text:style-name="Text_20_body"/>
      <text:p text:style-name="Text_20_body">na žiadosť Vám boli zmenené prihlasovacie údaje k Vášmu účtu:</text:p>
      <text:p text:style-name="Text_20_body"/>
      <text:p text:style-name="Text_20_body">Prihlasovacie meno: {MENO}</text:p>
      <text:p text:style-name="Text_20_body">Heslo: {HESLO}.</text:p>
      <text:p text:style-name="Text_20_body"/>
      <text:p text:style-name="Text_20_body">S pozdravom DRU, a. s.”.</text:p>
      <text:h text:style-name="Heading_20_3" text:outline-level="3"><text:bookmark-start text:name="__RefHeading__251_39072922"/><text:bookmark text:name="__RefHeading__206_598692215"/><text:bookmark text:name="__RefHeading__165_173795251"/><text:bookmark text:name="__RefHeading__119_1692782832"/>Zoznam <text:span text:style-name="Nadpis_20_2_20_Char">používateľov</text:span><text:bookmark-end text:name="__RefHeading__251_39072922"/></text:h>
      <text:p text:style-name="Text_20_body"><text:bookmark text:name="__RefHeading__1424_63300418"/><text:bookmark text:name="h.lgq5nj91tb2z"/>Ku stránke bude mať prístup iba Správca.</text:p>
      <text:p text:style-name="Text_20_body"><text:bookmark text:name="h.pqygwd7wny4o"/><text:bookmark text:name="__RefHeading__1426_63300418"/>Nadpis “Zoznam používateľov”.</text:p>
      <text:p text:style-name="Text_20_body">Obsahom bude tabuľka (GRID) obsahujúca zoznam používateľov systému so stĺpcami:</text:p>
      <text:list xml:id="list41500910" text:continue-numbering="true" text:style-name="WW8Num67">
        <text:list-item>
          <text:p text:style-name="P50">Obchodné meno, obsahom bude “Obchodné meno” používateľa zadané pri registrácií</text:p>
        </text:list-item>
      </text:list>
      <text:list xml:id="list68330507" text:style-name="WW8Num10">
        <text:list-item>
          <text:p text:style-name="P51">Možnosť zoradenia</text:p>
        </text:list-item>
        <text:list-item>
          <text:p text:style-name="P51">Textový filter</text:p>
        </text:list-item>
      </text:list>
      <text:list xml:id="list381002327" text:continue-list="list41500910" text:style-name="WW8Num67">
        <text:list-item>
          <text:p text:style-name="P50">Kontakt, obsahom je “Meno oprávnenej osoby” používateľa zadané pri registrácií</text:p>
        </text:list-item>
        <text:list-item>
          <text:p text:style-name="P50">Mail, obsahom je “E-mail” používateľa zadaný pri registrácií</text:p>
        </text:list-item>
        <text:list-item>
          <text:p text:style-name="P50">Telefón, obsahom je “Telefonický kontakt” používateľa zadané pri registrácií</text:p>
        </text:list-item>
        <text:list-item>
          <text:p text:style-name="P50">Akcie</text:p>
        </text:list-item>
      </text:list>
      <text:list xml:id="list2013589060" text:style-name="WW8Num61">
        <text:list-item>
          <text:p text:style-name="P52">Upraviť</text:p>
        </text:list-item>
      </text:list>
      <text:list xml:id="list1735803840" text:style-name="WW8Num49">
        <text:list-item>
          <text:list>
            <text:list-item>
              <text:p text:style-name="P53">Po kliknutí bude Správca presmerovaný na<text:a xlink:type="simple" xlink:href="https://docs.google.com/document/d/19otROO6QbQwpEOAqYouG7Cu7ANTR1v2x070j4ox5hwU/edit#bookmark=id.vdnn654tpdj7"><text:span text:style-name="Internet_20_link"> </text:span></text:a><text:a xlink:type="simple" xlink:href="https://docs.google.com/document/d/19otROO6QbQwpEOAqYouG7Cu7ANTR1v2x070j4ox5hwU/edit#bookmark=id.vdnn654tpdj7"><text:span text:style-name="Internet_20_link">Údaje</text:span></text:a><text:a xlink:type="simple" xlink:href="https://docs.google.com/document/d/19otROO6QbQwpEOAqYouG7Cu7ANTR1v2x070j4ox5hwU/edit#bookmark=id.vdnn654tpdj7"><text:span text:style-name="Internet_20_link"> </text:span></text:a><text:a xlink:type="simple" xlink:href="https://docs.google.com/document/d/19otROO6QbQwpEOAqYouG7Cu7ANTR1v2x070j4ox5hwU/edit#bookmark=id.vdnn654tpdj7"><text:span text:style-name="Internet_20_link">o</text:span></text:a><text:a xlink:type="simple" xlink:href="https://docs.google.com/document/d/19otROO6QbQwpEOAqYouG7Cu7ANTR1v2x070j4ox5hwU/edit#bookmark=id.vdnn654tpdj7"><text:span text:style-name="Internet_20_link"> </text:span></text:a><text:a xlink:type="simple" xlink:href="https://docs.google.com/document/d/19otROO6QbQwpEOAqYouG7Cu7ANTR1v2x070j4ox5hwU/edit#bookmark=id.vdnn654tpdj7"><text:span text:style-name="Internet_20_link">zákazníkovi</text:span></text:a>.</text:p>
            </text:list-item>
          </text:list>
        </text:list-item>
      </text:list>
      <text:list xml:id="list949676410" text:continue-list="list2013589060" text:style-name="WW8Num61">
        <text:list-item>
          <text:p text:style-name="P52">Zmazať</text:p>
        </text:list-item>
      </text:list>
      <text:list xml:id="list1367859872" text:continue-list="list1735803840" text:style-name="WW8Num49">
        <text:list-item>
          <text:list>
            <text:list-item>
              <text:p text:style-name="P53">Po kliknutí je používateľ zo systému odstránený.</text:p>
            </text:list-item>
            <text:list-item>
              <text:p text:style-name="P53">Pred odstránením, je nutné potvrdiť kontrolnú otázku “Skutočne chcete odstrániť používateľa {MENO}?”</text:p>
            </text:list-item>
          </text:list>
        </text:list-item>
      </text:list>
      <text:list xml:id="list1667011608" text:style-name="WW8Num50">
        <text:list-item>
          <text:p text:style-name="P54">Stránkovanie po 25, 50, 100</text:p>
        </text:list-item>
      </text:list>
      <text:h text:style-name="Heading_20_3" text:outline-level="3"><text:bookmark-start text:name="__RefHeading__253_39072922"/><text:bookmark text:name="__RefHeading__167_173795251"/><text:bookmark text:name="__RefHeading__121_1692782832"/><text:bookmark text:name="__RefHeading__208_598692215"/>Odhlásenie<text:bookmark-end text:name="__RefHeading__253_39072922"/><text:bookmark text:name="h.64z3rjganh17"/><text:bookmark text:name="__RefHeading__1430_63300418"/></text:h>
      <text:p text:style-name="Text_20_body">Ku stránke môže pristupovať ktokoľvek.</text:p>
      <text:p text:style-name="Text_20_body"><text:bookmark text:name="__RefHeading__1432_63300418"/><text:bookmark text:name="h.v1qo3w3qe48w"/>Používateľ je odhlásený a presmerovaný na hlavnú stránku.</text:p>
      <text:h text:style-name="Heading_20_2" text:outline-level="2"><text:bookmark-start text:name="__RefHeading__255_39072922"/><text:bookmark text:name="__RefHeading__210_598692215"/><text:bookmark text:name="__RefHeading__169_173795251"/><text:bookmark text:name="__RefHeading__123_1692782832"/>Skupiny používateľov<text:bookmark-end text:name="__RefHeading__255_39072922"/></text:h>
      <text:p text:style-name="Text_20_body">Sekcia slúži na správu skupín používateľov. Skupiny môže poverená osoba v systéme spravovať a nastavovať im rôzne úrovne oprávnenia.</text:p>
      <text:h text:style-name="Heading_20_3" text:outline-level="3"><text:bookmark-start text:name="__RefHeading__257_39072922"/><text:bookmark text:name="__RefHeading__171_173795251"/><text:bookmark text:name="__RefHeading__125_1692782832"/><text:bookmark text:name="__RefHeading__212_598692215"/>Zoznam skupín<text:bookmark-end text:name="__RefHeading__257_39072922"/></text:h>
      <text:p text:style-name="Text_20_body"><text:bookmark text:name="h.8oce99q65sqb"/><text:bookmark text:name="__RefHeading__1438_63300418"/>Ku stránke môže pristupovať Správca.</text:p>
      <text:p text:style-name="Text_20_body"><text:bookmark text:name="__RefHeading__1440_63300418"/><text:bookmark text:name="h.52uya7h67f0e"/>Nadpis “Zoznam skupín”.</text:p>
      <text:p text:style-name="Text_20_body"><text:soft-page-break/>Obsahom bude tabuľka (GRID) obsahujúca zoznam skupín v systéme so stĺpcami:</text:p>
      <text:list xml:id="list344346386" text:continue-numbering="true" text:style-name="WW8Num50">
        <text:list-item>
          <text:p text:style-name="P54">Skupina, obsahom bude “Názov skupiny”</text:p>
        </text:list-item>
      </text:list>
      <text:list xml:id="list1326967304" text:style-name="WW8Num15">
        <text:list-item>
          <text:p text:style-name="P55">Možnosť zoradenia</text:p>
        </text:list-item>
        <text:list-item>
          <text:p text:style-name="P55">Textový filter</text:p>
        </text:list-item>
      </text:list>
      <text:list xml:id="list972056606" text:continue-list="list949676410" text:style-name="WW8Num61">
        <text:list-item>
          <text:p text:style-name="P52">Akcie</text:p>
        </text:list-item>
      </text:list>
      <text:list xml:id="list563124354" text:style-name="WW8Num8">
        <text:list-item>
          <text:p text:style-name="P56">Upraviť práva</text:p>
        </text:list-item>
      </text:list>
      <text:list xml:id="list926674243" text:style-name="WW8Num18">
        <text:list-item>
          <text:list>
            <text:list-item>
              <text:p text:style-name="P57">Po kliknutí bude Správca presmerovaný na <text:a xlink:type="simple" xlink:href="#id.lnsh1d1gw1xl"><text:span text:style-name="Internet_20_link">Úpravu</text:span></text:a><text:a xlink:type="simple" xlink:href="#id.lnsh1d1gw1xl"><text:span text:style-name="Internet_20_link"> </text:span></text:a><text:a xlink:type="simple" xlink:href="#id.lnsh1d1gw1xl"><text:span text:style-name="Internet_20_link">práv</text:span></text:a><text:a xlink:type="simple" xlink:href="#id.lnsh1d1gw1xl"><text:span text:style-name="Internet_20_link"> </text:span></text:a><text:a xlink:type="simple" xlink:href="#id.lnsh1d1gw1xl"><text:span text:style-name="Internet_20_link">skupiny</text:span></text:a>.</text:p>
            </text:list-item>
          </text:list>
        </text:list-item>
      </text:list>
      <text:list xml:id="list1825059726" text:continue-list="list563124354" text:style-name="WW8Num8">
        <text:list-item>
          <text:p text:style-name="P56">Premenovať</text:p>
        </text:list-item>
      </text:list>
      <text:list xml:id="list856873535" text:continue-list="list926674243" text:style-name="WW8Num18">
        <text:list-item>
          <text:list>
            <text:list-item>
              <text:p text:style-name="P57">Po kliknutí sa zobrazí inline editácia názvu skupiny. Názov je možné zmeniť a uložiť.</text:p>
            </text:list-item>
          </text:list>
        </text:list-item>
      </text:list>
      <text:list xml:id="list885980998" text:continue-list="list1825059726" text:style-name="WW8Num8">
        <text:list-item>
          <text:p text:style-name="P56">Zmazať</text:p>
        </text:list-item>
      </text:list>
      <text:list xml:id="list795014009" text:style-name="WW8Num25">
        <text:list-item>
          <text:list>
            <text:list-item>
              <text:p text:style-name="P58">Po kliknutí je skupina zo systému odstránená.</text:p>
            </text:list-item>
            <text:list-item>
              <text:p text:style-name="P58">V systéme bude možné odstrániť iba skupiny do ktorých nepatria žiadny používatelia.</text:p>
            </text:list-item>
            <text:list-item>
              <text:p text:style-name="P58">Pred odstránením, je nutné potvrdiť kontrolnú otázku “Skutočne chcete odstrániť skupinu {NÁZOV SKUPINY}?”</text:p>
            </text:list-item>
          </text:list>
        </text:list-item>
      </text:list>
      <text:list xml:id="list181652825" text:continue-list="list972056606" text:style-name="WW8Num61">
        <text:list-item>
          <text:p text:style-name="P52">Stránkovanie po 25, 50, 100</text:p>
        </text:list-item>
      </text:list>
      <text:h text:style-name="Heading_20_3" text:outline-level="3"><text:bookmark-start text:name="__RefHeading__259_39072922"/><text:bookmark text:name="__RefHeading__127_1692782832"/><text:bookmark text:name="__RefHeading__173_173795251"/><text:bookmark text:name="__RefHeading__214_598692215"/>Úprava práv skupiny<text:bookmark-end text:name="__RefHeading__259_39072922"/></text:h>
      <text:p text:style-name="Text_20_body"><text:bookmark text:name="h.xsb0x36xely6"/><text:bookmark text:name="__RefHeading__1444_63300418"/>Ku stránke môže pristupovať Správca.</text:p>
      <text:p text:style-name="Text_20_body"><text:bookmark text:name="h.qkc1je5etsjs"/><text:bookmark text:name="__RefHeading__1446_63300418"/>Nadpis “Úprava práv skupiny {Názov skupiny}”.</text:p>
      <text:p text:style-name="Text_20_body">Obsahom bude <text:a xlink:type="simple" xlink:href="#id.fg3kbi3yzrim"><text:span text:style-name="Internet_20_link">Komponenta</text:span></text:a><text:a xlink:type="simple" xlink:href="#id.fg3kbi3yzrim"><text:span text:style-name="Internet_20_link"> </text:span></text:a><text:a xlink:type="simple" xlink:href="#id.fg3kbi3yzrim"><text:span text:style-name="Internet_20_link">pre</text:span></text:a><text:a xlink:type="simple" xlink:href="#id.fg3kbi3yzrim"><text:span text:style-name="Internet_20_link"> </text:span></text:a><text:a xlink:type="simple" xlink:href="#id.fg3kbi3yzrim"><text:span text:style-name="Internet_20_link">úpravu</text:span></text:a><text:a xlink:type="simple" xlink:href="#id.fg3kbi3yzrim"><text:span text:style-name="Internet_20_link"> </text:span></text:a><text:a xlink:type="simple" xlink:href="#id.fg3kbi3yzrim"><text:span text:style-name="Internet_20_link">ACL</text:span></text:a><text:a xlink:type="simple" xlink:href="#id.fg3kbi3yzrim"><text:span text:style-name="Internet_20_link"> </text:span></text:a><text:a xlink:type="simple" xlink:href="#id.fg3kbi3yzrim"><text:span text:style-name="Internet_20_link">pravidiel</text:span></text:a><text:a xlink:type="simple" xlink:href="#id.fg3kbi3yzrim"><text:span text:style-name="Internet_20_link"> </text:span></text:a><text:a xlink:type="simple" xlink:href="#id.fg3kbi3yzrim"><text:span text:style-name="Internet_20_link">skupiny</text:span></text:a> pre konkrétnu skupinu.</text:p>
      <text:h text:style-name="Heading_20_2" text:outline-level="2"><text:bookmark-start text:name="__RefHeading__261_39072922"/><text:bookmark text:name="__RefHeading__175_173795251"/><text:bookmark text:name="id.fg3kbi3yzrim"/><text:bookmark text:name="__RefHeading__129_1692782832"/><text:bookmark text:name="__RefHeading__216_598692215"/>Komponenta pre úpravu ACL pravidiel skupiny/používateľa<text:bookmark-end text:name="__RefHeading__261_39072922"/></text:h>
      <text:p text:style-name="P10">Komponenta bude slúžiť na <text:a xlink:type="simple" xlink:href="#id.ycdzxmffu0d"><text:span text:style-name="Internet_20_link">správu</text:span></text:a><text:a xlink:type="simple" xlink:href="#id.ycdzxmffu0d"><text:span text:style-name="Internet_20_link"> </text:span></text:a><text:a xlink:type="simple" xlink:href="#id.ycdzxmffu0d"><text:span text:style-name="Internet_20_link">oprávnení</text:span></text:a>.</text:p>
      <text:p text:style-name="Text_20_body">Obsahom bude tabuľka (GRID) obsahujúca zoznam oprávnení pre konkrétnu entitu so stĺpcami:</text:p>
      <text:list xml:id="list1823614707" text:continue-numbering="true" text:style-name="WW8Num61">
        <text:list-item>
          <text:p text:style-name="P60">Oprávnenie, obsahom bude “Názov oprávnenia”</text:p>
        </text:list-item>
      </text:list>
      <text:list xml:id="list587777076" text:continue-list="list885980998" text:style-name="WW8Num8">
        <text:list-item>
          <text:p text:style-name="P87">V prípade inline editácie a pridávania pravidla sa zobrazí selectbox so zoznamom možných oprávnení.</text:p>
        </text:list-item>
      </text:list>
      <text:list xml:id="list496843103" text:continue-list="list1823614707" text:style-name="WW8Num61">
        <text:list-item>
          <text:p text:style-name="P60">Typ</text:p>
        </text:list-item>
      </text:list>
      <text:list xml:id="list732541717" text:style-name="WW8Num58">
        <text:list-item>
          <text:p text:style-name="P61">Bude nadobúdať hodnoty “povolené” alebo “zakázané”</text:p>
        </text:list-item>
        <text:list-item>
          <text:p text:style-name="P61">V prípade inline editácie a pridávania pravidla budú na výber radioboxy s popismi “povolené” a “zakázané”. </text:p>
        </text:list-item>
      </text:list>
      <text:list xml:id="list1029047199" text:continue-list="list496843103" text:style-name="WW8Num61">
        <text:list-item>
          <text:p text:style-name="P60">Akcie</text:p>
        </text:list-item>
      </text:list>
      <text:list xml:id="list934606630" text:style-name="WW8Num17">
        <text:list-item>
          <text:p text:style-name="P62">Upraviť</text:p>
        </text:list-item>
      </text:list>
      <text:list xml:id="list1137228125" text:style-name="WW8Num36">
        <text:list-item>
          <text:list>
            <text:list-item>
              <text:p text:style-name="P63">Po kliknutí sa zobrazí inline editácia</text:p>
            </text:list-item>
          </text:list>
        </text:list-item>
      </text:list>
      <text:list xml:id="list1228300435" text:style-name="WW8Num62">
        <text:list-item>
          <text:p text:style-name="P64">Zmazať</text:p>
        </text:list-item>
      </text:list>
      <text:list xml:id="list1247813387" text:style-name="WW8Num66">
        <text:list-item>
          <text:p text:style-name="P65">Po kliknutí je oprávnenie zo systému odstránené.</text:p>
        </text:list-item>
        <text:list-item>
          <text:p text:style-name="P65">Pred odstránením, je nutné potvrdiť kontrolnú otázku “Skutočne chcete odstrániť oprávnenie {NÁZOV OPRÁVNENIA}?”</text:p>
        </text:list-item>
      </text:list>
      <text:list xml:id="list1516743650" text:style-name="WW8Num65">
        <text:list-item>
          <text:p text:style-name="P66">Stránkovanie po 25, 50, 100.</text:p>
        </text:list-item>
        <text:list-item>
          <text:p text:style-name="P66"><text:soft-page-break/>Inline editácia.</text:p>
        </text:list-item>
        <text:list-item>
          <text:p text:style-name="P66">Inline pridávanie pravidiel.</text:p>
        </text:list-item>
      </text:list>
      <text:p text:style-name="Text_20_body">Vstupy budú ošetrené tak, aby nebolo možné definovať pre jednu entitu viac ako jedno oprávnenie toho istého typu.</text:p>
      <text:h text:style-name="Heading_20_2" text:outline-level="2"><text:bookmark-start text:name="__RefHeading__263_39072922"/><text:bookmark text:name="__RefHeading__177_173795251"/><text:bookmark text:name="__RefHeading__131_1692782832"/><text:bookmark text:name="__RefHeading__218_598692215"/>Kategorizácia<text:bookmark-end text:name="__RefHeading__263_39072922"/></text:h>
      <text:p text:style-name="Text_20_body">Kategorizácia bude nerekurzná - bez zanorenia kategórií.</text:p>
      <text:h text:style-name="Heading_20_3" text:outline-level="3"><text:bookmark-start text:name="__RefHeading__265_39072922"/><text:bookmark text:name="__RefHeading__220_598692215"/><text:bookmark text:name="h.hwtn6dkg4prq"/><text:bookmark text:name="__RefHeading__133_1692782832"/><text:bookmark text:name="__RefHeading__179_173795251"/><text:bookmark text:name="__RefHeading__1452_63300418"/>Zoznam kategórií<text:bookmark-end text:name="__RefHeading__265_39072922"/><text:bookmark text:name="h.l95gmmjdj5o7"/><text:bookmark text:name="__RefHeading__1454_63300418"/></text:h>
      <text:p text:style-name="Text_20_body">Ku stránke môže pristupovať Správca.<text:bookmark text:name="__RefHeading__1456_63300418"/><text:bookmark text:name="h.4udfpebiseah"/></text:p>
      <text:p text:style-name="Text_20_body">Nadpis “Kategórie aukcií”.</text:p>
      <text:p text:style-name="Text_20_body">Obsahom bude tabuľka (GRID) obsahujúca zoznam kategórií aukcií so stĺpcami:</text:p>
      <text:list xml:id="list579637683" text:style-name="WW8Num9">
        <text:list-item>
          <text:p text:style-name="P67">Kategória, obsahom bude “Názov kategórie”</text:p>
        </text:list-item>
      </text:list>
      <text:list xml:id="list301124815" text:style-name="WW8Num40">
        <text:list-item>
          <text:list>
            <text:list-item>
              <text:p text:style-name="P68">V prípade inline editácie a pridávania kategórie sa zobrazí text input.</text:p>
            </text:list-item>
          </text:list>
        </text:list-item>
      </text:list>
      <text:list xml:id="list357703325" text:continue-list="list1137228125" text:style-name="WW8Num36">
        <text:list-item>
          <text:list>
            <text:list-item>
              <text:list>
                <text:list-item>
                  <text:p text:style-name="P59">s kontrolou na vyplnenie: “Zadajte prosím Názov kategórie.”</text:p>
                </text:list-item>
              </text:list>
            </text:list-item>
          </text:list>
        </text:list-item>
      </text:list>
      <text:list xml:id="list577810752" text:continue-list="list579637683" text:style-name="WW8Num9">
        <text:list-item>
          <text:p text:style-name="P67">Akcie</text:p>
        </text:list-item>
      </text:list>
      <text:list xml:id="list1170297994" text:continue-list="list301124815" text:style-name="WW8Num40">
        <text:list-item>
          <text:list>
            <text:list-item>
              <text:p text:style-name="P70">Upraviť</text:p>
            </text:list-item>
          </text:list>
        </text:list-item>
      </text:list>
      <text:list xml:id="list1089639314" text:continue-list="list357703325" text:style-name="WW8Num36">
        <text:list-item>
          <text:list>
            <text:list-item>
              <text:list>
                <text:list-item>
                  <text:p text:style-name="P71">Po kliknutí sa zobrazí inline editácia</text:p>
                </text:list-item>
              </text:list>
            </text:list-item>
          </text:list>
        </text:list-item>
      </text:list>
      <text:list xml:id="list700385831" text:style-name="WW8Num23">
        <text:list-item>
          <text:p text:style-name="P72">Zmazať</text:p>
        </text:list-item>
      </text:list>
      <text:list xml:id="list72608327" text:style-name="WW8Num31">
        <text:list-item>
          <text:list>
            <text:list-item>
              <text:p text:style-name="P73">Po kliknutí je kategória zo systému odstránená. Spolu s kategóriou budú odstránené aj aukcie patriace do predmetnej kategórie.</text:p>
            </text:list-item>
            <text:list-item>
              <text:p text:style-name="P73">Pred odstránením, je nutné potvrdiť kontrolnú otázku “Skutočne chcete odstrániť kategóriu {NÁZOV KATEGÓRIE}?”</text:p>
            </text:list-item>
          </text:list>
        </text:list-item>
      </text:list>
      <text:list xml:id="list284437743" text:style-name="WW8Num3">
        <text:list-item>
          <text:p text:style-name="P74">Stránkovanie po 25, 50, 100.</text:p>
        </text:list-item>
        <text:list-item>
          <text:p text:style-name="P74">Inline editácia.</text:p>
        </text:list-item>
        <text:list-item>
          <text:p text:style-name="P74">Inline pridávanie kategórií.</text:p>
        </text:list-item>
      </text:list>
      <text:h text:style-name="Heading_20_2" text:outline-level="2"><text:bookmark-start text:name="__RefHeading__267_39072922"/><text:bookmark text:name="__RefHeading__181_173795251"/><text:bookmark text:name="__RefHeading__135_1692782832"/><text:bookmark text:name="__RefHeading__222_598692215"/>Aukcia<text:bookmark-end text:name="__RefHeading__267_39072922"/></text:h>
      <text:h text:style-name="Heading_20_3" text:outline-level="3"><text:bookmark-start text:name="__RefHeading__269_39072922"/><text:bookmark text:name="h.m6padnjmeq25"/><text:bookmark text:name="__RefHeading__224_598692215"/><text:bookmark text:name="__RefHeading__1460_63300418"/><text:bookmark text:name="__RefHeading__183_173795251"/><text:bookmark text:name="__RefHeading__137_1692782832"/>Pridanie aukcie<text:bookmark-end text:name="__RefHeading__269_39072922"/></text:h>
      <text:p text:style-name="Text_20_body"><text:bookmark text:name="h.cwunyhkvvg4m"/><text:bookmark text:name="__RefHeading__1462_63300418"/>Ku stránke môže predvolene pristupovať Správca, následne aj používateľ s oprávnením v ACL.</text:p>
      <text:p text:style-name="Text_20_body"><text:bookmark text:name="h.x57z76v6ozcd"/><text:bookmark text:name="__RefHeading__1464_63300418"/>Osoba s poverením bude môcť pri zobrazení ktorejkoľvek aukcie kliknúť na “duplikuj”. Následne bude presmerovaná na Pridanie aukcie s predvyplnenými údajmi zduplikovanými z pôvodnej aukcie. Načítajú sa údaje predchádzajúcej aukcie, vrátane predchádzajúcich súťažiacich.</text:p>
      <text:p text:style-name="Text_20_body">Formulár pre zmenu pridanie aukcie:</text:p>
      <text:list xml:id="list387061785" text:continue-list="list700385831" text:style-name="WW8Num23">
        <text:list-item>
          <text:p text:style-name="P69">Textové pole “Názov aukcie”</text:p>
        </text:list-item>
      </text:list>
      <text:list xml:id="list806493920" text:style-name="WW8Num11">
        <text:list-item>
          <text:list>
            <text:list-item>
              <text:p text:style-name="P75">s kontrolou na vyplnenie: “Zadajte prosím Názov aukcie.”</text:p>
            </text:list-item>
          </text:list>
        </text:list-item>
      </text:list>
      <text:list xml:id="list1800207052" text:style-name="WW8Num38">
        <text:list-item>
          <text:p text:style-name="P76">Textové pole “Súťaží sa o”</text:p>
        </text:list-item>
        <text:list-item>
          <text:p text:style-name="P76">Textové pole „Hlavná požiadavka“</text:p>
        </text:list-item>
        <text:list-item>
          <text:p text:style-name="P76">Textové pole „Ostatné požiadavky“</text:p>
        </text:list-item>
        <text:list-item>
          <text:p text:style-name="P76">Textové pole „Termín vyhodnotenia aukcie“</text:p>
        </text:list-item>
        <text:list-item>
          <text:p text:style-name="P76"><text:soft-page-break/>Textové pole “Platnosť aukcie od:”</text:p>
        </text:list-item>
      </text:list>
      <text:list xml:id="list742169868" text:continue-list="list806493920" text:style-name="WW8Num11">
        <text:list-item>
          <text:list>
            <text:list-item>
              <text:p text:style-name="P75">s kontrolou na vyplnenie: “Zadajte prosím od kedy je aukcia platná.”</text:p>
            </text:list-item>
            <text:list-item>
              <text:p text:style-name="P75">pole bude obsahovať komponentu na výber dátumu a času</text:p>
            </text:list-item>
          </text:list>
        </text:list-item>
      </text:list>
      <text:list xml:id="list1989825717" text:style-name="WW8Num32">
        <text:list-item>
          <text:p text:style-name="P77">Textové pole “Platnosť aukcie do:”</text:p>
        </text:list-item>
      </text:list>
      <text:list xml:id="list2071211604" text:style-name="WW8Num28">
        <text:list-item>
          <text:list>
            <text:list-item>
              <text:p text:style-name="P78">s kontrolou na vyplnenie: “Zadajte prosím do kedy je aukcia platná.”</text:p>
            </text:list-item>
            <text:list-item>
              <text:p text:style-name="P78">pole bude obsahovať komponentu na výber dátumu a času</text:p>
            </text:list-item>
          </text:list>
        </text:list-item>
      </text:list>
      <text:list xml:id="list554514604" text:continue-list="list1989825717" text:style-name="WW8Num32">
        <text:list-item>
          <text:p text:style-name="P77">Textové pole “Maximálna cena:”</text:p>
        </text:list-item>
      </text:list>
      <text:list xml:id="list2000102574" text:style-name="WW8Num57">
        <text:list-item>
          <text:list>
            <text:list-item>
              <text:p text:style-name="P79">s kontrolou na číselný vstup (na dve desatinné čísla)</text:p>
            </text:list-item>
          </text:list>
        </text:list-item>
      </text:list>
      <text:list xml:id="list1759136047" text:continue-list="list554514604" text:style-name="WW8Num32">
        <text:list-item>
          <text:p text:style-name="P77">Textové pole „Garancia ceny (v dňoch)“</text:p>
        </text:list-item>
      </text:list>
      <text:list xml:id="list1755144862" text:continue-list="list2000102574" text:style-name="WW8Num57">
        <text:list-item>
          <text:list>
            <text:list-item>
              <text:p text:style-name="P79">s kontrolou na celočíselný vstup</text:p>
            </text:list-item>
          </text:list>
        </text:list-item>
      </text:list>
      <text:list xml:id="list1654880927" text:continue-list="list1759136047" text:style-name="WW8Num32">
        <text:list-item>
          <text:p text:style-name="P77">Textové pole so zoznamom súťažiacich</text:p>
        </text:list-item>
      </text:list>
      <text:list xml:id="list162387777" text:style-name="WW8Num26">
        <text:list-item>
          <text:p text:style-name="P80">Zaškrtávacie pole „Súkromná aukcia“</text:p>
        </text:list-item>
        <text:list-item>
          <text:p text:style-name="P80">Vloženie parametrov ponúk:</text:p>
        </text:list-item>
        <text:list-item>
          <text:p text:style-name="P80">Textové pole</text:p>
        </text:list-item>
      </text:list>
      <text:list xml:id="list545016027" text:style-name="WW8Num21">
        <text:list-item>
          <text:list>
            <text:list-item>
              <text:p text:style-name="P81">názov</text:p>
            </text:list-item>
            <text:list-item>
              <text:p text:style-name="P81">kontrola vyplnenosti</text:p>
            </text:list-item>
            <text:list-item>
              <text:p text:style-name="P81">predvolená hodnota</text:p>
            </text:list-item>
            <text:list-item>
              <text:p text:style-name="P81">placeholder</text:p>
            </text:list-item>
          </text:list>
        </text:list-item>
      </text:list>
      <text:list xml:id="list241462078" text:style-name="WW8Num48">
        <text:list-item>
          <text:p text:style-name="P82">Textové pole pre čísla</text:p>
        </text:list-item>
      </text:list>
      <text:list xml:id="list1698313644" text:style-name="WW8Num27">
        <text:list-item>
          <text:list>
            <text:list-item>
              <text:p text:style-name="P83">názov</text:p>
            </text:list-item>
            <text:list-item>
              <text:p text:style-name="P83">kontrola vyplnenosti</text:p>
            </text:list-item>
            <text:list-item>
              <text:p text:style-name="P83">rozmedzie</text:p>
            </text:list-item>
            <text:list-item>
              <text:p text:style-name="P83">predvolená hodnota</text:p>
            </text:list-item>
            <text:list-item>
              <text:p text:style-name="P83">placeholder</text:p>
            </text:list-item>
          </text:list>
        </text:list-item>
      </text:list>
      <text:list xml:id="list345059610" text:continue-list="list241462078" text:style-name="WW8Num48">
        <text:list-item>
          <text:p text:style-name="P82">Zaškrtávacie tlačidlo</text:p>
        </text:list-item>
      </text:list>
      <text:list xml:id="list1205931821" text:style-name="WW8Num51">
        <text:list-item>
          <text:list>
            <text:list-item>
              <text:p text:style-name="P84">názov</text:p>
            </text:list-item>
            <text:list-item>
              <text:p text:style-name="P84">predvolená hodnota</text:p>
            </text:list-item>
            <text:list-item>
              <text:p text:style-name="P84">zoznam možností</text:p>
            </text:list-item>
          </text:list>
        </text:list-item>
      </text:list>
      <text:list xml:id="list1921752079" text:continue-list="list345059610" text:style-name="WW8Num48">
        <text:list-item>
          <text:p text:style-name="P82">Prepínacie tlačidlo</text:p>
        </text:list-item>
      </text:list>
      <text:list xml:id="list1151279786" text:style-name="WW8Num24">
        <text:list-item>
          <text:list>
            <text:list-item>
              <text:p text:style-name="P85">názov</text:p>
            </text:list-item>
            <text:list-item>
              <text:p text:style-name="P85">predvolená hodnota</text:p>
            </text:list-item>
            <text:list-item>
              <text:p text:style-name="P85">zoznam možností</text:p>
            </text:list-item>
          </text:list>
        </text:list-item>
      </text:list>
      <text:list xml:id="list1329534677" text:continue-list="list1921752079" text:style-name="WW8Num48">
        <text:list-item>
          <text:p text:style-name="P82">Výberový zoznam</text:p>
        </text:list-item>
      </text:list>
      <text:list xml:id="list1872016225" text:style-name="WW8Num54">
        <text:list-item>
          <text:list>
            <text:list-item>
              <text:p text:style-name="P86">názov</text:p>
            </text:list-item>
            <text:list-item>
              <text:p text:style-name="P86">predvolená hodnota</text:p>
            </text:list-item>
            <text:list-item>
              <text:p text:style-name="P86">zoznam možností</text:p>
            </text:list-item>
          </text:list>
        </text:list-item>
      </text:list>
      <text:p text:style-name="Text_20_body">Po uložení sa vygeneruje pozívací list a pošle sa notifikačný mail kontrolórom. V maile bude odkaz na stránku s textom pozívacieho listu, a zoznam súťažiacich, ktorým má byť odoslaný. Po odsúhlasení sa pozívací mail rozošle, ak to je verejná aukcia zverejní sa v RSS a tiež sa pošle notifikácia všetkým čo si vybrali, že chcú byť informovaní o danom type aukcie.</text:p>
      <text:h text:style-name="Heading_20_3" text:outline-level="3"><text:bookmark-start text:name="__RefHeading__271_39072922"/><text:bookmark text:name="__RefHeading__185_173795251"/><text:bookmark text:name="__RefHeading__139_1692782832"/><text:bookmark text:name="__RefHeading__226_598692215"/>Úprava aukcie<text:bookmark-end text:name="__RefHeading__271_39072922"/></text:h>
      <text:p text:style-name="Text_20_body">Po pridaní aukcie do systému budú notifikačným mailom upozornený kontrolóri. V maily sa bude nachádzať odkaz na stránku s úpravou aukcie. </text:p>
      <text:p text:style-name="Text_20_body"><text:soft-page-break/>V prípade úpravy už schválenej aukcie bude nutné zvoliť medzi možnosťami „Oprava preklepu“ a „Zmena podmienok aukcie“. Ak bude zvolená voľba „Oprava preklepu“, tak sa zmenená aukcia uloží bez dodatočných akcií. </text:p>
      <text:p text:style-name="Text_20_body">V prípade potvrdenia voľby „Zmena podmienok aukcie“ pri úprave iným používateľom ako kontrolórom je aukcia deaktivovaná. O tomto sú následne informovaný súťažiaci aj kontrolóri mailom. Aukcia bude znovu aktivovaná až po odsúhlasení kontrolórom.</text:p>
      <text:p text:style-name="Text_20_body">Ak voľbu „Zmena podmienok aukcie“ potvrdí kontrolór, budú súťažiaci informovaní iba o zmene podmienok – nie o zrušení a znovu spustení aukcie.</text:p>
      <text:h text:style-name="Heading_20_3" text:outline-level="3"><text:bookmark-start text:name="__RefHeading__273_39072922"/><text:bookmark text:name="__RefHeading__206_173795251"/><text:bookmark text:name="__RefHeading__228_598692215"/>Schválenie novej aukcie<text:bookmark-end text:name="__RefHeading__273_39072922"/></text:h>
      <text:p text:style-name="Text_20_body">K akcií bude mať prístup iba kontrolór.</text:p>
      <text:p text:style-name="Text_20_body">Kontrolór bude mať možnosť aukciu schváliť. Po tomto úkone sa rozošlú pozývacie listy pozvaným súťažiacim.</text:p>
      <text:h text:style-name="Heading_20_3" text:outline-level="3"><text:bookmark-start text:name="__RefHeading__275_39072922"/><text:bookmark text:name="__RefHeading__208_173795251"/><text:bookmark text:name="__RefHeading__230_598692215"/>Schválenie priebehu aukcie<text:bookmark-end text:name="__RefHeading__275_39072922"/></text:h>
      <text:p text:style-name="Text_20_body">K akcií bude mať prístup iba kontrolór.</text:p>
      <text:p text:style-name="Text_20_body">Po schválení je správca kontrolór presmerovaný na stránku Zoznam ponúk kde následne vyberie výhercu.</text:p>
      <text:h text:style-name="Heading_20_3" text:outline-level="3"><text:bookmark-start text:name="__RefHeading__277_39072922"/><text:bookmark text:name="__RefHeading__187_173795251"/><text:bookmark text:name="__RefHeading__141_1692782832"/><text:bookmark text:name="__RefHeading__232_598692215"/>Zoznam aukcií<text:bookmark-end text:name="__RefHeading__277_39072922"/></text:h>
      <text:p text:style-name="Text_20_body">Návštevník vidí:</text:p>
      <text:list xml:id="list1834236131" text:style-name="WW8Num41">
        <text:list-item>
          <text:p text:style-name="P11">zoznam neukončených (aj nezačatých aukcií)</text:p>
        </text:list-item>
        <text:list-item>
          <text:p text:style-name="P11">či je aukcia verejná alebo nie</text:p>
        </text:list-item>
        <text:list-item>
          <text:p text:style-name="P11">odkaz na RSS</text:p>
        </text:list-item>
        <text:list-item>
          <text:p text:style-name="P11">odkaz na registráciu a prihlásenie</text:p>
        </text:list-item>
        <text:list-item>
          <text:p text:style-name="P11">ak je aukcia verejná, kliknutím na názov aukcie sa zobrazí detail aukcie</text:p>
        </text:list-item>
      </text:list>
      <text:p text:style-name="Text_20_body">Operátor vidí: </text:p>
      <text:p text:style-name="Text_20_body">Zoznam aukcií svojho prideleného typu, tlačidlo pridať aukciu, a pri jednotlivých aukciách upraviť aukciu. Zmazať aukciu ak ešte nebeží.</text:p>
      <text:h text:style-name="Heading_20_3" text:outline-level="3"><text:bookmark-start text:name="__RefHeading__279_39072922"/><text:bookmark text:name="__RefHeading__189_173795251"/><text:bookmark text:name="__RefHeading__143_1692782832"/><text:bookmark text:name="__RefHeading__234_598692215"/>Detail aukcií<text:bookmark-end text:name="__RefHeading__279_39072922"/></text:h>
      <text:p text:style-name="Text_20_body">Návštevník vidí túto stránku iba ak je aukcia verejná.</text:p>
      <text:list xml:id="list998771171" text:style-name="WW8Num20">
        <text:list-item>
          <text:p text:style-name="P12">názov</text:p>
        </text:list-item>
        <text:list-item>
          <text:p text:style-name="P12">súťaží sa o:</text:p>
        </text:list-item>
        <text:list-item>
          <text:p text:style-name="P12">hlavná požiadavka:</text:p>
        </text:list-item>
        <text:list-item>
          <text:p text:style-name="P12">časové obmedzenie<text:tab/></text:p>
        </text:list-item>
        <text:list-item>
          <text:p text:style-name="P12">vyvolávacia cena ak je zadané horné ohraničenie ceny</text:p>
        </text:list-item>
        <text:list-item>
          <text:p text:style-name="P12">požiadavky podľa pozývacieho listu</text:p>
        </text:list-item>
      </text:list>
      <text:p text:style-name="Text_20_body">Operátor okrem toho vidí:</text:p>
      <text:p text:style-name="Text_20_body"><text:soft-page-break/>Počet pozvaných súťažiacich, počet zúčastnených, počet ponúk, ktoré zadali. (iba čísla nevidí konkrétne ponuky)</text:p>
      <text:p text:style-name="Text_20_body">Po skončení aukcie vidí buď oznam, že sa čaká na schválenie kontrolórom alebo vidí tlačidlo na zobrazenie výsledkov.</text:p>
      <text:p text:style-name="Text_20_body">Súťažiaci vidí:</text:p>
      <text:list xml:id="list1698248797" text:style-name="WW8Num43">
        <text:list-item>
          <text:p text:style-name="P13">Svoje aktuálne poradie v aukcií</text:p>
        </text:list-item>
        <text:list-item>
          <text:p text:style-name="P13">Ak aukcia prebieha Tlačidlo Pridať/Upraviť ponuku</text:p>
        </text:list-item>
      </text:list>
      <text:p text:style-name="Text_20_body">Detail aukcie je možné exportovať do PDF.</text:p>
      <text:h text:style-name="Heading_20_3" text:outline-level="3"><text:bookmark-start text:name="__RefHeading__281_39072922"/><text:bookmark text:name="__RefHeading__191_173795251"/><text:bookmark text:name="__RefHeading__145_1692782832"/><text:bookmark text:name="__RefHeading__236_598692215"/>Zmazanie aukcie<text:bookmark-end text:name="__RefHeading__281_39072922"/></text:h>
      <text:p text:style-name="Text_20_body">Zmazanie aukcie je možné iba povereným používateľom a iba v prípade ak aukcia aktuálne nebeží.</text:p>
      <text:p text:style-name="Text_20_body">O zmazaní už schválenej aukcie budú súťažiaci informovaný mailom.</text:p>
      <text:h text:style-name="Heading_20_2" text:outline-level="2"><text:bookmark-start text:name="__RefHeading__283_39072922"/><text:bookmark text:name="__RefHeading__193_173795251"/><text:bookmark text:name="__RefHeading__238_598692215"/><text:bookmark text:name="__RefHeading__147_1692782832"/><text:bookmark text:name="h.nrab0z5xjfy3"/><text:bookmark text:name="__RefHeading__1474_63300418"/>Ponuky<text:bookmark-end text:name="__RefHeading__283_39072922"/></text:h>
      <text:p text:style-name="Text_20_body">Po pridaní/úprave/zmazaní ponuky sa v prípade zmeny poradia súťažiacich rozošle mail informujúci o zmene poradia súťažiacim ktorých poradie sa zmenilo.</text:p>
      <text:h text:style-name="Heading_20_3" text:outline-level="3"><text:bookmark-start text:name="__RefHeading__285_39072922"/><text:bookmark text:name="__RefHeading__195_173795251"/><text:bookmark text:name="h.owe90x5trjbv"/><text:bookmark text:name="__RefHeading__1476_63300418"/><text:bookmark text:name="__RefHeading__149_1692782832"/><text:bookmark text:name="__RefHeading__240_598692215"/>Pridanie ponuky<text:bookmark-end text:name="__RefHeading__285_39072922"/></text:h>
      <text:p text:style-name="Text_20_body">Možné zadať iba ak aukcia práve prebieha.</text:p>
      <text:p text:style-name="Text_20_body">Formulár pre pridanie ponuky bude obsahovať polia zvolené pri vytváraní aukcie. Parametre musí byť validné podľa nastavenia aukcie.</text:p>
      <text:h text:style-name="Heading_20_3" text:outline-level="3"><text:bookmark-start text:name="__RefHeading__287_39072922"/><text:bookmark text:name="__RefHeading__197_173795251"/><text:bookmark text:name="h.j7tfg5kcqftd"/><text:bookmark text:name="__RefHeading__1478_63300418"/><text:bookmark text:name="__RefHeading__151_1692782832"/><text:bookmark text:name="__RefHeading__242_598692215"/>Úprava ponuky<text:bookmark-end text:name="__RefHeading__287_39072922"/></text:h>
      <text:p text:style-name="Text_20_body">Tlačidlo „Upraviť ponuku“ pridá novú ponuku zobrazí údaje aktuálnej ponuky. Po stlačení sa údaje uložia vnútorne ako nová ponuka, ktorá v prehľade ponúk nahradí súčasnú ponuku. Pôvodná (stará ponuka) sa uloží do histórie. Históriu ponúk si bude môcť pozerať operátor. Nová ponuka nebude môcť obsahovať vyššiu sumu ako posledná pridaná ponuka od toho istého používateľa.</text:p>
      <text:h text:style-name="Heading_20_3" text:outline-level="3"><text:bookmark-start text:name="__RefHeading__289_39072922"/><text:bookmark text:name="__RefHeading__153_1692782832"/><text:bookmark text:name="__RefHeading__199_173795251"/><text:bookmark text:name="__RefHeading__244_598692215"/>Zoznam ponúk<text:bookmark-end text:name="__RefHeading__289_39072922"/></text:h>
      <text:p text:style-name="Text_20_body">Iba pre účty s oprávnením.</text:p>
      <text:p text:style-name="Text_20_body">Zoznam všetkých podaných ponúk. Po ukončení ponúk bude možné označiť konkrétnu ponuku ako víťaznú. Ukončiť výberové konanie bude možné aj bez výberu víťaza – aukcia bude ukončená bez víťaza.</text:p>
      <text:p text:style-name="Text_20_body">Ak bol zvolený víťaz, je mu automaticky zaslaný gratulačný mail.</text:p>
      <text:p text:style-name="Text_20_body">Ostatným zúčastneným je odoslaný mail s poďakovaním za účasť.</text:p>
      <text:h text:style-name="Heading_20_3" text:outline-level="3"><text:bookmark-start text:name="__RefHeading__291_39072922"/><text:bookmark text:name="__RefHeading__201_173795251"/><text:bookmark text:name="h.wr40uo8tbzng"/><text:bookmark text:name="__RefHeading__1482_63300418"/><text:bookmark text:name="__RefHeading__155_1692782832"/><text:bookmark text:name="__RefHeading__246_598692215"/>Zmazanie ponuky<text:bookmark-end text:name="__RefHeading__291_39072922"/></text:h>
      <text:p text:style-name="Text_20_body"><text:bookmark text:name="__RefHeading__1484_63300418"/>Ponuku je možné zmazať iba počas behu aukcie.</text:p>
      <text:h text:style-name="Heading_20_3" text:outline-level="3"><text:bookmark-start text:name="__RefHeading__293_39072922"/><text:bookmark text:name="__RefHeading__203_173795251"/><text:bookmark text:name="h.z1vq3s7bexgt"/><text:bookmark text:name="__RefHeading__1486_63300418"/><text:bookmark text:name="__RefHeading__157_1692782832"/><text:bookmark text:name="__RefHeading__248_598692215"/>Detail ponuky<text:bookmark-end text:name="__RefHeading__293_39072922"/></text:h>
      <text:p text:style-name="P14">Zobrazenie a možnosť generovania do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ohit Hindi2" svg:font-family="'Lohit Hind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sk" fo:country="SK"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orphans="2" fo:widows="2" fo:hyphenation-ladder-count="no-limit" fo:text-indent="1cm" style:auto-text-indent="false" style:writing-mode="lr-tb"/>
      <style:text-properties style:use-window-font-color="true" style:font-name="Arial" fo:font-size="12pt" fo:language="sk" fo:country="SK" style:font-name-asian="Calibri" style:font-size-asian="12pt" style:language-asian="zh" style:country-asian="CN" style:font-name-complex="Arial" style:font-size-complex="11pt" style:language-complex="ar" style:country-complex="SA"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100%" fo:margin-left="1.6cm" fo:margin-right="0cm" fo:margin-top="0.423cm" fo:margin-bottom="0.212cm" style:contextual-spacing="false" fo:text-indent="-0.6cm" style:auto-text-indent="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100%" fo:margin-left="1.6cm" fo:margin-right="0cm" fo:line-height="150%" fo:keep-together="always" fo:text-indent="-0.6cm" style:auto-text-indent="false" fo:keep-with-next="always">
        <style:tab-stops>
          <style:tab-stop style:position="1.6cm"/>
        </style:tab-stops>
      </style:paragraph-properties>
      <style:text-properties style:font-name="Arial"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1.801cm" fo:margin-right="0cm" fo:line-height="150%" fo:keep-together="always" fo:text-indent="-0.801cm" style:auto-text-indent="false" fo:keep-with-next="always">
        <style:tab-stops>
          <style:tab-stop style:position="1.801cm"/>
        </style:tab-stops>
      </style:paragraph-properties>
      <style:text-properties style:font-name="Arial" fo:font-size="12pt" fo:font-weight="bold" style:font-name-asian="Times New Roman"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199cm" fo:margin-bottom="0.101cm" style:contextual-spacing="false" fo:line-height="150%" fo:keep-together="always" fo:text-indent="-1cm" style:auto-text-indent="false" fo:keep-with-next="always">
        <style:tab-stops>
          <style:tab-stop style:position="2cm"/>
        </style:tab-stops>
      </style:paragraph-properties>
      <style:text-properties style:font-name="Arial" fo:font-size="12pt" fo:font-weight="bold" style:font-name-asian="Times New Roman" style:font-size-asian="12pt"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Normální_20__28_web_29_" style:display-name="Normální (web)" style:family="paragraph" style:parent-style-name="Standard">
      <style:paragraph-properties fo:margin-top="0.494cm" fo:margin-bottom="0.21cm" style:contextual-spacing="false" fo:line-height="100%" fo:text-align="justify" style:justify-single-word="false"/>
      <style:text-properties fo:color="#000000" style:font-name="Times New Roman" fo:font-size="12pt" style:font-name-asian="Times New Roman" style:font-size-asian="12pt" style:font-name-complex="Times New Roman" style:font-size-complex="12pt"/>
    </style:style>
    <style:style style:name="western" style:family="paragraph" style:parent-style-name="Standard">
      <style:paragraph-properties fo:margin-top="0.494cm" fo:margin-bottom="0.21cm" style:contextual-spacing="false" fo:line-height="100%" fo:text-align="justify" style:justify-single-word="false"/>
      <style:text-properties fo:color="#000000" style:font-name="Arial" fo:font-size="12pt" style:font-name-asian="Times New Roman" style:font-size-asian="12pt" style:font-name-complex="Arial" style:font-size-complex="12pt"/>
    </style:style>
    <style:style style:name="Bez_20_mezer" style:display-name="Bez mezer" style:family="paragraph">
      <style:paragraph-properties fo:orphans="2" fo:widows="2" fo:hyphenation-ladder-count="no-limit"/>
      <style:text-properties style:use-window-font-color="true" style:font-name="Arial" fo:font-size="12pt" fo:language="sk" fo:country="SK" style:font-name-asian="Calibri" style:font-size-asian="12pt" style:language-asian="zh" style:country-asian="CN" style:font-name-complex="Arial" style:font-size-complex="11pt" style:language-complex="ar" style:country-complex="SA" fo:hyphenate="false" fo:hyphenation-remain-char-count="2" fo:hyphenation-push-char-count="2"/>
    </style:style>
    <style:style style:name="Odstavec_20_se_20_seznamem" style:display-name="Odstavec se seznamem" style:family="paragraph" style:parent-style-name="Standard">
      <style:paragraph-properties fo:margin="100%" fo:margin-left="1.27cm" fo:margin-right="0cm" fo:margin-top="0cm" fo:margin-bottom="0.21cm" style:contextual-spacing="true" fo:text-indent="1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100%" fo:margin-left="0cm" fo:margin-right="0cm" fo:margin-top="0.847cm" fo:margin-bottom="0cm" style:contextual-spacing="false" fo:line-height="115%" fo:text-indent="0cm" style:auto-text-indent="false">
        <style:tab-stops/>
      </style:paragraph-properties>
      <style:text-properties fo:color="#365f91" style:font-name="Cambria" style:font-name-complex="Cambria"/>
    </style:style>
    <style:style style:name="Contents_20_1" style:display-name="Contents 1" style:family="paragraph" style:parent-style-name="Standard" style:next-style-name="Standard" style:class="index">
      <style:paragraph-properties fo:margin="100%" fo:margin-left="0cm" fo:margin-right="0cm" fo:line-height="150%" fo:text-indent="0.6cm" style:auto-text-indent="false">
        <style:tab-stops>
          <style:tab-stop style:position="0cm"/>
          <style:tab-stop style:position="0.847cm"/>
          <style:tab-stop style:position="1.6cm"/>
          <style:tab-stop style:position="15.48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0cm" fo:margin-right="0cm" fo:line-height="150%" fo:text-indent="0.6cm" style:auto-text-indent="false">
        <style:tab-stops>
          <style:tab-stop style:position="0cm"/>
          <style:tab-stop style:position="1.552cm"/>
          <style:tab-stop style:position="15.482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100%" fo:margin-left="0cm" fo:margin-right="0cm" fo:line-height="150%" fo:text-indent="0.6cm" style:auto-text-indent="false">
        <style:tab-stops>
          <style:tab-stop style:position="0cm"/>
          <style:tab-stop style:position="2.328cm"/>
          <style:tab-stop style:position="15.482cm" style:type="right" style:leader-style="dotted" style:leader-text="."/>
        </style:tab-stops>
      </style:paragraph-properties>
    </style:style>
    <style:style style:name="Text_20_bubliny" style:display-name="Text bubliny"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Nadpis" style:family="paragraph" style:parent-style-name="Standard" style:next-style-name="Text_20_body">
      <style:paragraph-properties fo:margin-top="0.423cm" fo:margin-bottom="0.212cm" style:contextual-spacing="false" fo:keep-with-next="always"/>
      <style:text-properties style:font-name="Arial" fo:font-size="14pt" style:font-name-asian="DejaVu Sans1" style:font-size-asian="14pt" style:font-name-complex="Lohit Hindi2" style:font-size-complex="14pt"/>
    </style:style>
    <style:style style:name="Heading_20_10" style:display-name="Heading 10" style:family="paragraph" style:parent-style-name="WW-Nadpis" style:next-style-name="Text_20_body" style:list-style-name="WW8Num2" style:class="text">
      <style:text-properties fo:font-size="10.5pt" fo:font-weight="bold" style:font-size-asian="10.5pt" style:font-weight-asian="bold" style:font-size-complex="10.5pt" style:font-weight-complex="bold"/>
    </style:style>
    <style:style style:name="WW8Num3z0"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3"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7z0"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Arial" style:font-name-complex="Arial"/>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Wingdings" style:font-name-complex="Wingding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5z0" style:family="text">
      <style:text-properties style:font-name="Wingdings" style:font-name-complex="Wingdings"/>
    </style:style>
    <style:style style:name="WW8Num25z1" style:family="text">
      <style:text-properties style:font-name="Courier New" style:font-name-complex="Courier New"/>
    </style:style>
    <style:style style:name="WW8Num25z3"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Wingdings" style:font-name-complex="Wingdings"/>
    </style:style>
    <style:style style:name="WW8Num28z1" style:family="text">
      <style:text-properties style:font-name="Courier New" style:font-name-complex="Courier New"/>
    </style:style>
    <style:style style:name="WW8Num28z3" style:family="text">
      <style:text-properties style:font-name="Symbol" style:font-name-complex="Symbol"/>
    </style:style>
    <style:style style:name="WW8Num29z0" style:family="text">
      <style:text-properties style:font-name="Wingdings" style:font-name-complex="Wingdings"/>
    </style:style>
    <style:style style:name="WW8Num29z1" style:family="text">
      <style:text-properties style:font-name="Courier New" style:font-name-complex="Courier New"/>
    </style:style>
    <style:style style:name="WW8Num29z3" style:family="text">
      <style:text-properties style:font-name="Symbol" style:font-name-complex="Symbol"/>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text-properties style:font-name="Wingdings" style:font-name-complex="Wingdings"/>
    </style:style>
    <style:style style:name="WW8Num31z1" style:family="text">
      <style:text-properties style:font-name="Courier New" style:font-name-complex="Courier New"/>
    </style:style>
    <style:style style:name="WW8Num31z3" style:family="text">
      <style:text-properties style:font-name="Symbol" style:font-name-complex="Symbol"/>
    </style:style>
    <style:style style:name="WW8Num32z0" style:family="text">
      <style:text-properties style:font-name="Symbol" style:font-name-complex="Symbol"/>
    </style:style>
    <style:style style:name="WW8Num33z0" style:family="text">
      <style:text-properties style:font-name="Wingdings" style:font-name-complex="Wingdings"/>
    </style:style>
    <style:style style:name="WW8Num33z1" style:family="text">
      <style:text-properties style:font-name="Courier New" style:font-name-complex="Courier New"/>
    </style:style>
    <style:style style:name="WW8Num33z3" style:family="text">
      <style:text-properties style:font-name="Symbol" style:font-name-complex="Symbol"/>
    </style:style>
    <style:style style:name="WW8Num34z0" style:family="text">
      <style:text-properties style:font-name="Wingdings" style:font-name-complex="Wingdings"/>
    </style:style>
    <style:style style:name="WW8Num34z1" style:family="text">
      <style:text-properties style:font-name="Courier New" style:font-name-complex="Courier New"/>
    </style:style>
    <style:style style:name="WW8Num34z3" style:family="text">
      <style:text-properties style:font-name="Symbol" style:font-name-complex="Symbol"/>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Wingdings" style:font-name-complex="Wingdings"/>
    </style:style>
    <style:style style:name="WW8Num36z1" style:family="text">
      <style:text-properties style:font-name="Courier New" style:font-name-complex="Courier New"/>
    </style:style>
    <style:style style:name="WW8Num36z3" style:family="text">
      <style:text-properties style:font-name="Symbol" style:font-name-complex="Symbol"/>
    </style:style>
    <style:style style:name="WW8Num37z0" style:family="text">
      <style:text-properties style:font-name="Wingdings" style:font-name-complex="Wingdings"/>
    </style:style>
    <style:style style:name="WW8Num38z0" style:family="text">
      <style:text-properties style:font-name="Symbol" style:font-name-complex="Symbol"/>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text-properties style:font-name="Courier New" style:font-name-complex="Courier New"/>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3" style:family="text">
      <style:text-properties style:font-name="Symbol" style:font-name-complex="Symbol"/>
    </style:style>
    <style:style style:name="WW8Num43z0" style:family="text">
      <style:text-properties style:font-name="Arial" style:font-name-complex="Arial"/>
    </style:style>
    <style:style style:name="WW8Num44z0" style:family="text">
      <style:text-properties style:font-name="Wingdings" style:font-name-complex="Wingdings"/>
    </style:style>
    <style:style style:name="WW8Num45z0" style:family="text">
      <style:text-properties style:font-name="Arial" style:font-name-complex="Arial"/>
    </style:style>
    <style:style style:name="WW8Num45z1" style:family="text">
      <style:text-properties style:font-name="Courier New" style:font-name-complex="Courier New"/>
    </style:style>
    <style:style style:name="WW8Num45z3" style:family="text">
      <style:text-properties style:font-name="Symbol" style:font-name-complex="Symbol"/>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7z0" style:family="text">
      <style:text-properties style:font-name="Wingdings" style:font-name-complex="Wingdings"/>
    </style:style>
    <style:style style:name="WW8Num47z1" style:family="text">
      <style:text-properties style:font-name="Courier New" style:font-name-complex="Courier New"/>
    </style:style>
    <style:style style:name="WW8Num47z3" style:family="text">
      <style:text-properties style:font-name="Symbol" style:font-name-complex="Symbol"/>
    </style:style>
    <style:style style:name="WW8Num48z0" style:family="text">
      <style:text-properties style:font-name="Wingdings" style:font-name-complex="Wingdings"/>
    </style:style>
    <style:style style:name="WW8Num49z0" style:family="text">
      <style:text-properties style:font-name="Wingdings" style:font-name-complex="Wingdings"/>
    </style:style>
    <style:style style:name="WW8Num49z1" style:family="text">
      <style:text-properties style:font-name="Courier New" style:font-name-complex="Courier New"/>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3" style:family="text">
      <style:text-properties style:font-name="Symbol" style:font-name-complex="Symbol"/>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4z0" style:family="text">
      <style:text-properties style:font-name="Wingdings" style:font-name-complex="Wingdings"/>
    </style:style>
    <style:style style:name="WW8Num54z1" style:family="text">
      <style:text-properties style:font-name="Courier New" style:font-name-complex="Courier New"/>
    </style:style>
    <style:style style:name="WW8Num54z3" style:family="text">
      <style:text-properties style:font-name="Symbol" style:font-name-complex="Symbol"/>
    </style:style>
    <style:style style:name="WW8Num55z0" style:family="text">
      <style:text-properties style:font-name="Wingdings" style:font-name-complex="Wingdings"/>
    </style:style>
    <style:style style:name="WW8Num56z0" style:family="text">
      <style:text-properties style:font-name="Courier New" style:font-name-complex="Courier New"/>
    </style:style>
    <style:style style:name="WW8Num56z1" style:family="text">
      <style:text-properties style:font-name="Courier New" style:font-name-complex="Courier New"/>
    </style:style>
    <style:style style:name="WW8Num56z3" style:family="text">
      <style:text-properties style:font-name="Symbol" style:font-name-complex="Symbol"/>
    </style:style>
    <style:style style:name="WW8Num57z0" style:family="text">
      <style:text-properties style:font-name="Wingdings" style:font-name-complex="Wingdings"/>
    </style:style>
    <style:style style:name="WW8Num57z1" style:family="text">
      <style:text-properties style:font-name="Courier New" style:font-name-complex="Courier New"/>
    </style:style>
    <style:style style:name="WW8Num57z3" style:family="text">
      <style:text-properties style:font-name="Symbol" style:font-name-complex="Symbol"/>
    </style:style>
    <style:style style:name="WW8Num58z0" style:family="text">
      <style:text-properties style:font-name="Symbol" style:font-name-complex="Symbol"/>
    </style:style>
    <style:style style:name="WW8Num59z0" style:family="text">
      <style:text-properties style:font-name="Wingdings" style:font-name-complex="Wingdings"/>
    </style:style>
    <style:style style:name="WW8Num59z1" style:family="text">
      <style:text-properties style:font-name="Courier New" style:font-name-complex="Courier New"/>
    </style:style>
    <style:style style:name="WW8Num59z3" style:family="text">
      <style:text-properties style:font-name="Symbol" style:font-name-complex="Symbol"/>
    </style:style>
    <style:style style:name="WW8Num60z0" style:family="text">
      <style:text-properties style:font-name="Wingdings" style:font-name-complex="Wingdings"/>
    </style:style>
    <style:style style:name="WW8Num61z0" style:family="text">
      <style:text-properties style:font-name="Symbol" style:font-name-complex="Symbol"/>
    </style:style>
    <style:style style:name="WW8Num62z0" style:family="text">
      <style:text-properties style:font-name="Symbol" style:font-name-complex="Symbol"/>
    </style:style>
    <style:style style:name="WW8Num63z0" style:family="text">
      <style:text-properties style:font-name="Wingdings" style:font-name-complex="Wingdings"/>
    </style:style>
    <style:style style:name="WW8Num64z0" style:family="text">
      <style:text-properties style:font-name="Symbol" style:font-name-complex="Symbol"/>
    </style:style>
    <style:style style:name="WW8Num64z1" style:family="text">
      <style:text-properties style:font-name="Courier New" style:font-name-complex="Courier New"/>
    </style:style>
    <style:style style:name="WW8Num64z3" style:family="text">
      <style:text-properties style:font-name="Symbol" style:font-name-complex="Symbol"/>
    </style:style>
    <style:style style:name="WW8Num65z0" style:family="text">
      <style:text-properties style:font-name="Symbol" style:font-name-complex="Symbol"/>
    </style:style>
    <style:style style:name="WW8Num66z0" style:family="text">
      <style:text-properties style:font-name="Symbol" style:font-name-complex="Symbol"/>
    </style:style>
    <style:style style:name="WW8Num67z0" style:family="text">
      <style:text-properties style:font-name="Symbol" style:font-name-complex="Symbol"/>
    </style:style>
    <style:style style:name="WW8Num68z0" style:family="text">
      <style:text-properties style:font-name="Wingdings" style:font-name-complex="Wingdings"/>
    </style:style>
    <style:style style:name="WW8Num68z1" style:family="text">
      <style:text-properties style:font-name="Courier New" style:font-name-complex="Courier New"/>
    </style:style>
    <style:style style:name="WW8Num68z3" style:family="text">
      <style:text-properties style:font-name="Symbol" style:font-name-complex="Symbol"/>
    </style:style>
    <style:style style:name="WW8Num69z0" style:family="text">
      <style:text-properties style:font-name="Symbol" style:font-name-complex="Symbol"/>
    </style:style>
    <style:style style:name="WW8Num69z1" style:family="text">
      <style:text-properties style:font-name="Courier New" style:font-name-complex="Courier New"/>
    </style:style>
    <style:style style:name="Absatz-Standardschriftart" style:family="text"/>
    <style:style style:name="WW-Absatz-Standardschriftart" style:family="text"/>
    <style:style style:name="WW8Num2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6z0" style:family="text">
      <style:text-properties style:font-name="Symbol" style:font-name-complex="Symbol"/>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50z1" style:family="text">
      <style:text-properties style:font-name="Courier New" style:font-name-complex="Courier New"/>
    </style:style>
    <style:style style:name="WW8Num50z3" style:family="text">
      <style:text-properties style:font-name="Symbol" style:font-name-complex="Symbol"/>
    </style:style>
    <style:style style:name="WW8Num55z1" style:family="text">
      <style:text-properties style:font-name="Courier New" style:font-name-complex="Courier New"/>
    </style:style>
    <style:style style:name="WW8Num55z3" style:family="text">
      <style:text-properties style:font-name="Symbol" style:font-name-complex="Symbol"/>
    </style:style>
    <style:style style:name="WW8Num58z1" style:family="text">
      <style:text-properties style:font-name="Courier New" style:font-name-complex="Courier New"/>
    </style:style>
    <style:style style:name="WW8Num58z3" style:family="text">
      <style:text-properties style:font-name="Symbol" style:font-name-complex="Symbol"/>
    </style:style>
    <style:style style:name="WW8Num63z1" style:family="text">
      <style:text-properties style:font-name="Courier New" style:font-name-complex="Courier New"/>
    </style:style>
    <style:style style:name="WW8Num63z3" style:family="text">
      <style:text-properties style:font-name="Symbol" style:font-name-complex="Symbol"/>
    </style:style>
    <style:style style:name="WW8Num67z1" style:family="text">
      <style:text-properties style:font-name="Courier New" style:font-name-complex="Courier New"/>
    </style:style>
    <style:style style:name="WW8Num67z3" style:family="text">
      <style:text-properties style:font-name="Symbol" style:font-name-complex="Symbol"/>
    </style:style>
    <style:style style:name="WW-Absatz-Standardschriftart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4z2" style:family="text">
      <style:text-properties style:font-name="Wingdings" style:font-name-complex="Wingdings"/>
    </style:style>
    <style:style style:name="WW8Num6z2" style:family="text">
      <style:text-properties style:font-name="Wingdings" style:font-name-complex="Wingdings"/>
    </style:style>
    <style:style style:name="WW8Num7z2" style:family="text">
      <style:text-properties style:font-name="Wingdings"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9z2" style:family="text">
      <style:text-properties style:font-name="Wingdings" style:font-name-complex="Wingdings"/>
    </style:style>
    <style:style style:name="WW8Num21z2" style:family="text">
      <style:text-properties style:font-name="Wingdings" style:font-name-complex="Wingdings"/>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Wingdings" style:font-name-complex="Wingdings"/>
    </style:style>
    <style:style style:name="WW8Num26z2" style:family="text">
      <style:text-properties style:font-name="Wingdings" style:font-name-complex="Wingdings"/>
    </style:style>
    <style:style style:name="WW8Num32z2" style:family="text">
      <style:text-properties style:font-name="Wingdings" style:font-name-complex="Wingdings"/>
    </style:style>
    <style:style style:name="WW8Num37z1" style:family="text">
      <style:text-properties style:font-name="Courier New" style:font-name-complex="Courier New"/>
    </style:style>
    <style:style style:name="WW8Num37z3"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41z2" style:family="text">
      <style:text-properties style:font-name="Wingdings" style:font-name-complex="Wingdings"/>
    </style:style>
    <style:style style:name="WW8Num42z2" style:family="text">
      <style:text-properties style:font-name="Wingdings" style:font-name-complex="Wingdings"/>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3z3" style:family="text">
      <style:text-properties style:font-name="Symbol" style:font-name-complex="Symbol"/>
    </style:style>
    <style:style style:name="WW8Num45z2" style:family="text">
      <style:text-properties style:font-name="Wingdings" style:font-name-complex="Wingdings"/>
    </style:style>
    <style:style style:name="WW8Num46z2" style:family="text">
      <style:text-properties style:font-name="Wingdings" style:font-name-complex="Wingdings"/>
    </style:style>
    <style:style style:name="WW8Num46z4" style:family="text">
      <style:text-properties style:font-name="Courier New" style:font-name-complex="Courier New"/>
    </style:style>
    <style:style style:name="WW8Num50z2" style:family="text">
      <style:text-properties style:font-name="Wingdings" style:font-name-complex="Wingdings"/>
    </style:style>
    <style:style style:name="WW8Num52z2" style:family="text">
      <style:text-properties style:font-name="Wingdings" style:font-name-complex="Wingdings"/>
    </style:style>
    <style:style style:name="WW8Num56z2" style:family="text">
      <style:text-properties style:font-name="Wingdings" style:font-name-complex="Wingdings"/>
    </style:style>
    <style:style style:name="WW8Num58z2" style:family="text">
      <style:text-properties style:font-name="Wingdings" style:font-name-complex="Wingdings"/>
    </style:style>
    <style:style style:name="WW8Num60z1" style:family="text">
      <style:text-properties style:font-name="Courier New" style:font-name-complex="Courier New"/>
    </style:style>
    <style:style style:name="WW8Num60z3" style:family="text">
      <style:text-properties style:font-name="Symbol" style:font-name-complex="Symbol"/>
    </style:style>
    <style:style style:name="WW8Num62z1" style:family="text">
      <style:text-properties style:font-name="Courier New" style:font-name-complex="Courier New"/>
    </style:style>
    <style:style style:name="WW8Num62z2" style:family="text">
      <style:text-properties style:font-name="Wingdings" style:font-name-complex="Wingdings"/>
    </style:style>
    <style:style style:name="WW8Num64z2" style:family="text">
      <style:text-properties style:font-name="Wingdings" style:font-name-complex="Wingdings"/>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WW8Num66z1" style:family="text">
      <style:text-properties style:font-name="Courier New" style:font-name-complex="Courier New"/>
    </style:style>
    <style:style style:name="WW8Num66z2" style:family="text">
      <style:text-properties style:font-name="Wingdings" style:font-name-complex="Wingdings"/>
    </style:style>
    <style:style style:name="WW8Num67z2" style:family="text">
      <style:text-properties style:font-name="Wingdings" style:font-name-complex="Wingdings"/>
    </style:style>
    <style:style style:name="WW8Num69z2" style:family="text">
      <style:text-properties style:font-name="Wingdings" style:font-name-complex="Wingdings"/>
    </style:style>
    <style:style style:name="WW8Num70z0" style:family="text">
      <style:text-properties style:font-name="Symbol" style:font-name-complex="Symbol"/>
    </style:style>
    <style:style style:name="WW8Num70z1" style:family="text">
      <style:text-properties style:font-name="Courier New" style:font-name-complex="Courier New"/>
    </style:style>
    <style:style style:name="WW8Num70z2" style:family="text">
      <style:text-properties style:font-name="Wingdings" style:font-name-complex="Wingdings"/>
    </style:style>
    <style:style style:name="WW8Num71z0" style:family="text">
      <style:text-properties style:font-name="Symbol" style:font-name-complex="Symbol"/>
    </style:style>
    <style:style style:name="WW8Num71z1" style:family="text">
      <style:text-properties style:font-name="Courier New" style:font-name-complex="Courier New"/>
    </style:style>
    <style:style style:name="WW8Num71z2" style:family="text">
      <style:text-properties style:font-name="Wingdings" style:font-name-complex="Wingdings"/>
    </style:style>
    <style:style style:name="WW8Num72z0" style:family="text">
      <style:text-properties style:font-name="Wingdings" style:font-name-complex="Wingdings"/>
    </style:style>
    <style:style style:name="WW8Num72z1" style:family="text">
      <style:text-properties style:font-name="Courier New" style:font-name-complex="Courier New"/>
    </style:style>
    <style:style style:name="WW8Num72z3" style:family="text">
      <style:text-properties style:font-name="Symbol" style:font-name-complex="Symbol"/>
    </style:style>
    <style:style style:name="Standardní_20_písmo_20_odstavce" style:display-name="Standardní písmo odstavce" style:family="text"/>
    <style:style style:name="Nadpis_20_1_20_Char" style:display-name="Nadpis 1 Char" style:family="text">
      <style:text-properties style:font-name="Arial" fo:font-size="14pt" fo:font-weight="bold" style:font-name-asian="Times New Roman" style:font-size-asian="14pt" style:font-weight-asian="bold" style:font-name-complex="Arial" style:font-size-complex="14pt" style:font-weight-complex="bold"/>
    </style:style>
    <style:style style:name="Nadpis_20_2_20_Char" style:display-name="Nadpis 2 Char" style:family="text">
      <style:text-properties style:font-name="Arial" fo:font-size="12pt" fo:font-weight="bold" style:font-name-asian="Times New Roman" style:font-size-asian="12pt" style:font-weight-asian="bold" style:font-name-complex="Arial" style:font-size-complex="13pt" style:font-weight-complex="bold"/>
    </style:style>
    <style:style style:name="Nadpis_20_3_20_Char" style:display-name="Nadpis 3 Char" style:family="text">
      <style:text-properties style:font-name="Arial" fo:font-size="12pt" fo:font-weight="bold" style:font-name-asian="Times New Roman" style:font-size-asian="12pt" style:font-weight-asian="bold" style:font-name-complex="Arial" style:font-size-complex="11pt" style:font-weight-complex="bold"/>
    </style:style>
    <style:style style:name="Nadpis_20_4_20_Char" style:display-name="Nadpis 4 Char" style:family="text">
      <style:text-properties fo:color="#4f81bd" style:font-name="Cambria" fo:font-size="12pt" fo:font-style="italic" fo:font-weight="bold" style:font-name-asian="Times New Roman" style:font-size-asian="12pt" style:font-style-asian="italic" style:font-weight-asian="bold" style:font-name-complex="Cambria" style:font-size-complex="11pt" style:font-style-complex="italic" style:font-weight-complex="bold"/>
    </style:style>
    <style:style style:name="Nadpis_20_5_20_Char" style:display-name="Nadpis 5 Char" style:family="text">
      <style:text-properties fo:color="#243f60" style:font-name="Cambria" fo:font-size="12pt" style:font-name-asian="Times New Roman" style:font-size-asian="12pt" style:font-name-complex="Cambria" style:font-size-complex="11pt"/>
    </style:style>
    <style:style style:name="Nadpis_20_6_20_Char" style:display-name="Nadpis 6 Char" style:family="text">
      <style:text-properties fo:color="#243f60" style:font-name="Cambria" fo:font-size="12pt" fo:font-style="italic" style:font-name-asian="Times New Roman" style:font-size-asian="12pt" style:font-style-asian="italic" style:font-name-complex="Cambria" style:font-size-complex="11pt" style:font-style-complex="italic"/>
    </style:style>
    <style:style style:name="Nadpis_20_7_20_Char" style:display-name="Nadpis 7 Char" style:family="text">
      <style:text-properties fo:color="#404040" style:font-name="Cambria" fo:font-size="12pt" fo:font-style="italic" style:font-name-asian="Times New Roman" style:font-size-asian="12pt" style:font-style-asian="italic" style:font-name-complex="Cambria" style:font-size-complex="11pt" style:font-style-complex="italic"/>
    </style:style>
    <style:style style:name="Nadpis_20_8_20_Char" style:display-name="Nadpis 8 Char" style:family="text">
      <style:text-properties fo:color="#404040" style:font-name="Cambria" style:font-name-asian="Times New Roman" style:font-name-complex="Cambria"/>
    </style:style>
    <style:style style:name="Nadpis_20_9_20_Char" style:display-name="Nadpis 9 Char" style:family="text">
      <style:text-properties fo:color="#404040" style:font-name="Cambria" fo:font-style="italic" style:font-name-asian="Times New Roman" style:font-style-asian="italic" style:font-name-complex="Cambria" style:font-style-complex="italic"/>
    </style:style>
    <style:style style:name="Internet_20_link" style:display-name="Internet link" style:family="text">
      <style:text-properties fo:color="#000080" style:font-name="Arial" fo:font-size="12pt" style:text-underline-style="solid" style:text-underline-width="auto" style:text-underline-color="font-color" style:font-size-asian="12pt" style:font-name-complex="Arial"/>
    </style:style>
    <style:style style:name="Text_20_bubliny_20_Char" style:display-name="Text bubliny Char" style:family="text">
      <style:text-properties style:font-name="Tahoma" fo:font-size="8pt" style:font-size-asian="8pt" style:font-name-complex="Tahoma" style:font-size-complex="8pt"/>
    </style:style>
    <style:style style:name="Záhlaví_20_Char" style:display-name="Záhlaví Char" style:family="text">
      <style:text-properties style:font-name="Arial" fo:font-size="12pt" style:font-size-asian="12pt" style:font-name-complex="Arial"/>
    </style:style>
    <style:style style:name="Zápatí_20_Char" style:display-name="Zápatí Char" style:family="text">
      <style:text-properties style:font-name="Arial" fo:font-size="12pt" style:font-size-asian="12pt" style:font-name-complex="Arial"/>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2.517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51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51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cs" fo:country="CZ"/>
    </style:style>
    <style:style style:name="MT2" style:family="text">
      <style:text-properties fo:font-weight="bold" style:font-weight-asian="bold" style:font-size-complex="12pt" style:font-weight-complex="bold"/>
    </style:style>
    <style:page-layout style:name="Mpm1">
      <style:page-layout-properties fo:page-width="21.001cm" fo:page-height="29.7cm" style:num-format="1" style:print-orientation="portrait" fo:margin-top="3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3cm" fo:margin-bottom="1.251cm" fo:margin-left="3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Najskôr_20_konvertovať_20_1" style:display-name="Najskôr konvertovať 1" style:page-layout-name="Mpm2" style:next-style-name="Konvertovať_20_1">
      <style:header>
        <text:p text:style-name="Header"/>
      </style:header>
      <style:footer>
        <text:p text:style-name="Footer"/>
      </style:footer>
    </style:master-page>
    <style:master-page style:name="Konvertovať_20_1" style:display-name="Konvertovať 1" style:page-layout-name="Mpm3">
      <style:footer>
        <text:p text:style-name="MP1"><text:span text:style-name="MT1">Stránka </text:span><text:span text:style-name="MT2"><text:page-number text:select-page="current">17</text:page-number></text:span><text:span text:style-name="MT1"> z </text:span><text:span text:style-name="MT2"><text:page-count style:num-format="1">1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nka</meta:initial-creator>
    <meta:creation-date>2013-03-26T14:49:00</meta:creation-date>
    <dc:date>2013-03-28T14:19:52</dc:date>
    <meta:print-date>2013-03-26T14:49:00</meta:print-date>
    <meta:editing-cycles>3</meta:editing-cycles>
    <meta:editing-duration>P23DT22H11M8S</meta:editing-duration>
    <meta:generator>LibreOffice/3.6$Linux_x86 LibreOffice_project/360m1$Build-2</meta:generator>
    <meta:document-statistic meta:table-count="0" meta:image-count="0" meta:object-count="0" meta:page-count="17" meta:paragraph-count="404" meta:word-count="3399" meta:character-count="22281" meta:non-whitespace-character-count="19516"/>
    <meta:user-defined meta:name="Informácia 1"/>
    <meta:user-defined meta:name="Informácia 2"/>
    <meta:user-defined meta:name="Informácia 3"/>
    <meta:user-defined meta:name="Informácia 4"/>
  </office:meta>
</office:document-meta>
</file>